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標準" style:font-family-generic="modern" style:font-pitch="fixed"/>
    <style:font-face style:name="DejaVu Sans Mono1" svg:font-family="'DejaVu Sans Mono'" style:font-adornments="標準" style:font-family-generic="modern" style:font-pitch="variable"/>
    <style:font-face style:name="DejaVu Sans Mono2" svg:font-family="'DejaVu Sans Mono'" style:font-family-generic="modern" style:font-pitch="fixed"/>
    <style:font-face style:name="DejaVu Sans Mono3" svg:font-family="'DejaVu Sans Mono'" style:font-adornments="Semibold" style:font-family-generic="modern" style:font-pitch="variable"/>
    <style:font-face style:name="DejaVu Sans Mono4" svg:font-family="'DejaVu Sans Mono'" style:font-adornments="Semibold" style:font-family-generic="modern" style:font-pitch="fixed"/>
    <style:font-face style:name="DejaVu Sans Mono5" svg:font-family="'DejaVu Sans Mono'" style:font-adornments="細字" style:font-family-generic="modern" style:font-pitch="fixed"/>
    <style:font-face style:name="DejaVu Sans Mono6" svg:font-family="'DejaVu Sans Mono'" style:font-adornments="細字" style:font-family-generic="modern" style:font-pitch="variable"/>
    <style:font-face style:name="DejaVu Sans Mono7" svg:font-family="'DejaVu Sans Mono'" style:font-family-generic="swiss" style:font-pitch="fixed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adornments="標準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adornments="標準" style:font-family-generic="swiss"/>
    <style:font-face style:name="Liberation Sans3" svg:font-family="'Liberation Sans'" style:font-family-generic="roman" style:font-pitch="variable"/>
    <style:font-face style:name="Liberation Sans4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Source Sans Pro" svg:font-family="'Source Sans Pro'" style:font-family-generic="swiss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Source Sans Pro Light1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modern" style:font-pitch="variable"/>
    <style:font-face style:name="Source Sans Pro Light3" svg:font-family="'Source Sans Pro Light'" style:font-family-generic="swiss" style:font-pitch="fixed"/>
    <style:font-face style:name="Source Sans Pro Light4" svg:font-family="'Source Sans Pro Light'" style:font-family-generic="swiss" style:font-pitch="variable"/>
    <style:font-face style:name="Source Sans Pro Light5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family-generic="modern" style:font-pitch="variable"/>
    <style:font-face style:name="Source Sans Pro1" svg:font-family="'Source Sans Pro'" style:font-adornments="Semibold" style:font-family-generic="swiss"/>
    <style:font-face style:name="Source Sans Pro2" svg:font-family="'Source Sans Pro'" style:font-adornments="Semibold" style:font-family-generic="swiss" style:font-pitch="variable"/>
    <style:font-face style:name="Source Sans Pro3" svg:font-family="'Source Sans Pro'" style:font-family-generic="roman" style:font-pitch="variable"/>
    <style:font-face style:name="Source Sans Pro4" svg:font-family="'Source Sans Pro'" style:font-adornments="標準" style:font-family-generic="swiss" style:font-pitch="variable"/>
    <style:font-face style:name="Source Sans Pro5" svg:font-family="'Source Sans Pro'" style:font-family-generic="swiss" style:font-pitch="variable"/>
    <style:font-face style:name="Source Sans Pro6" svg:font-family="'Source Sans Pro'" style:font-adornments="細字" style:font-family-generic="swiss" style:font-pitch="variable"/>
    <style:font-face style:name="Source Sans Pro7" svg:font-family="'Source Sans Pro'" style:font-adornments="標準" style:font-family-generic="modern" style:font-pitch="variable"/>
    <style:font-face style:name="Unifont" svg:font-family="Unifont" style:font-family-generic="system" style:font-pitch="variable"/>
    <style:font-face style:name="Unifont1" svg:font-family="Unifont" style:font-pitch="variable"/>
    <style:font-face style:name="Unifont2" svg:font-family="Unifont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Базовый_5f_1">
      <style:graphic-properties svg:stroke-color="#355269" draw:fill-color="#b4c7dc" draw:textarea-horizontal-align="justify" draw:textarea-vertical-align="middle" draw:auto-grow-height="false" fo:min-height="1.418cm" fo:min-width="11.486cm"/>
      <style:paragraph-properties style:writing-mode="lr-tb"/>
    </style:style>
    <style:style style:name="gr3" style:family="graphic" style:parent-style-name="Базовый_5f_1">
      <style:graphic-properties svg:stroke-color="#355269" draw:fill-color="#729fcf" draw:textarea-horizontal-align="justify" draw:textarea-vertical-align="middle" draw:auto-grow-height="false" fo:min-height="1.162cm" fo:min-width="5.493cm"/>
      <style:paragraph-properties style:writing-mode="lr-tb"/>
    </style:style>
    <style:style style:name="gr4" style:family="graphic" style:parent-style-name="Базовый_5f_1">
      <style:graphic-properties svg:stroke-color="#355269" draw:fill-color="#5983b0" draw:textarea-horizontal-align="justify" draw:textarea-vertical-align="top" draw:auto-grow-height="false" fo:min-height="0.906cm" fo:min-width="2.497cm"/>
      <style:paragraph-properties style:writing-mode="lr-tb"/>
    </style:style>
    <style:style style:name="gr5" style:family="graphic" style:parent-style-name="Базовый_5f_1">
      <style:graphic-properties svg:stroke-color="#355269" draw:fill-color="#3465a4" draw:textarea-horizontal-align="justify" draw:textarea-vertical-align="middle" draw:auto-grow-height="false" fo:min-height="0.264cm" fo:min-width="0.998cm"/>
      <style:paragraph-properties style:writing-mode="lr-tb"/>
    </style:style>
    <style:style style:name="gr6" style:family="graphic" style:parent-style-name="Базовый_5f_1">
      <style:graphic-properties svg:stroke-color="#355269" draw:fill-color="#3465a4" draw:textarea-horizontal-align="justify" draw:textarea-vertical-align="middle" draw:auto-grow-height="false" fo:min-height="0.264cm" fo:min-width="0.999cm"/>
      <style:paragraph-properties style:writing-mode="lr-tb"/>
    </style:style>
    <style:style style:name="gr7" style:family="graphic" style:parent-style-name="Базовый_5f_1">
      <style:graphic-properties svg:stroke-color="#355269" draw:fill-color="#729fcf" draw:textarea-horizontal-align="justify" draw:textarea-vertical-align="middle" draw:auto-grow-height="false" fo:min-height="1.161cm" fo:min-width="5.493cm"/>
      <style:paragraph-properties style:writing-mode="lr-tb"/>
    </style:style>
    <style:style style:name="gr8" style:family="graphic" style:parent-style-name="Базовый_5f_1">
      <style:graphic-properties svg:stroke-color="#355269" draw:fill-color="#5983b0" draw:textarea-horizontal-align="justify" draw:textarea-vertical-align="top" draw:auto-grow-height="false" fo:min-height="0.905cm" fo:min-width="2.497cm"/>
      <style:paragraph-properties style:writing-mode="lr-tb"/>
    </style:style>
    <style:style style:name="gr9" style:family="graphic" style:parent-style-name="Базовый_5f_1">
      <style:graphic-properties svg:stroke-color="#355269" draw:fill-color="#3465a4" draw:textarea-horizontal-align="justify" draw:textarea-vertical-align="middle" draw:auto-grow-height="false" fo:min-height="0.263cm" fo:min-width="0.998cm"/>
      <style:paragraph-properties style:writing-mode="lr-tb"/>
    </style:style>
    <style:style style:name="gr10" style:family="graphic" style:parent-style-name="Базовый_5f_1">
      <style:graphic-properties svg:stroke-color="#355269" draw:fill-color="#3465a4" draw:textarea-horizontal-align="justify" draw:textarea-vertical-align="middle" draw:auto-grow-height="false" fo:min-height="0.263cm" fo:min-width="0.999cm"/>
      <style:paragraph-properties style:writing-mode="lr-tb"/>
    </style:style>
    <style:style style:name="gr11" style:family="graphic" style:parent-style-name="Базовый_5f_1">
      <style:graphic-properties svg:stroke-color="#355269" draw:fill-color="#5983b0" draw:textarea-horizontal-align="justify" draw:textarea-vertical-align="top" draw:auto-grow-height="false" fo:min-height="0.904cm" fo:min-width="2.497cm"/>
      <style:paragraph-properties style:writing-mode="lr-tb"/>
    </style:style>
    <style:style style:name="gr12" style:family="graphic" style:parent-style-name="Базовый_5f_1">
      <style:graphic-properties svg:stroke-color="#355269" draw:fill-color="#5983b0" draw:textarea-horizontal-align="justify" draw:textarea-vertical-align="middle" draw:auto-grow-height="false" fo:min-height="0.906cm" fo:min-width="2.497cm"/>
      <style:paragraph-properties style:writing-mode="lr-tb"/>
    </style:style>
    <style:style style:name="gr13" style:family="graphic" style:parent-style-name="Базовый_5f_1">
      <style:graphic-properties svg:stroke-color="#355269" draw:fill-color="#5983b0" draw:textarea-horizontal-align="justify" draw:textarea-vertical-align="middle" draw:auto-grow-height="false" fo:min-height="0.905cm" fo:min-width="2.497cm"/>
      <style:paragraph-properties style:writing-mode="lr-tb"/>
    </style:style>
    <style:style style:name="gr14" style:family="graphic" style:parent-style-name="Базовый_5f_1">
      <style:graphic-properties svg:stroke-color="#355269" draw:fill-color="#5983b0" draw:textarea-horizontal-align="justify" draw:textarea-vertical-align="middle" draw:auto-grow-height="false" fo:min-height="0.904cm" fo:min-width="2.497cm"/>
      <style:paragraph-properties style:writing-mode="lr-tb"/>
    </style:style>
    <style:style style:name="gr15" style:family="graphic" style:parent-style-name="Базовый_5f_1">
      <style:graphic-properties svg:stroke-color="#355269" draw:fill-color="#3465a4" draw:textarea-horizontal-align="justify" draw:textarea-vertical-align="middle" draw:auto-grow-height="false" fo:min-height="0.262cm" fo:min-width="0.998cm"/>
      <style:paragraph-properties style:writing-mode="lr-tb"/>
    </style:style>
    <style:style style:name="gr16" style:family="graphic" style:parent-style-name="Базовый_5f_1">
      <style:graphic-properties draw:stroke="none" svg:stroke-color="#355269" draw:fill="none" draw:fill-color="#3465a4" draw:textarea-horizontal-align="justify" draw:textarea-vertical-align="middle" draw:auto-grow-height="false" fo:min-height="0.264cm" fo:min-width="2.548cm"/>
      <style:paragraph-properties style:writing-mode="lr-tb"/>
    </style:style>
    <style:style style:name="gr17" style:family="graphic" style:parent-style-name="Базовый_5f_1">
      <style:graphic-properties svg:stroke-color="#355269" draw:fill-color="#ffedb6" draw:textarea-horizontal-align="justify" draw:textarea-vertical-align="middle" draw:auto-grow-height="false" fo:min-height="1.418cm" fo:min-width="11.486cm"/>
      <style:paragraph-properties style:writing-mode="lr-tb"/>
    </style:style>
    <style:style style:name="gr18" style:family="graphic" style:parent-style-name="Базовый_5f_1">
      <style:graphic-properties svg:stroke-color="#355269" draw:fill-color="#ffda73" draw:textarea-horizontal-align="justify" draw:textarea-vertical-align="middle" draw:auto-grow-height="false" fo:min-height="1.162cm" fo:min-width="5.493cm"/>
      <style:paragraph-properties style:writing-mode="lr-tb"/>
    </style:style>
    <style:style style:name="gr19" style:family="graphic" style:parent-style-name="Базовый_5f_1">
      <style:graphic-properties svg:stroke-color="#355269" draw:fill-color="#e8af02" draw:textarea-horizontal-align="justify" draw:textarea-vertical-align="middle" draw:auto-grow-height="false" fo:min-height="0.905cm" fo:min-width="2.497cm"/>
      <style:paragraph-properties style:writing-mode="lr-tb"/>
    </style:style>
    <style:style style:name="gr20" style:family="graphic" style:parent-style-name="Базовый_5f_1">
      <style:graphic-properties svg:stroke-color="#355269" draw:fill-color="#b48804" draw:textarea-horizontal-align="justify" draw:textarea-vertical-align="middle" draw:auto-grow-height="false" fo:min-height="0.264cm" fo:min-width="0.998cm"/>
      <style:paragraph-properties style:writing-mode="lr-tb"/>
    </style:style>
    <style:style style:name="gr21" style:family="graphic" style:parent-style-name="standard">
      <style:graphic-properties draw:fill-color="#b2b2b2" draw:textarea-horizontal-align="justify" draw:textarea-vertical-align="middle" draw:auto-grow-height="false" fo:min-height="0.75cm" fo:min-width="7.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7.5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justify" draw:textarea-vertical-align="middle" draw:auto-grow-height="false" fo:min-height="0.55cm" fo:min-width="3.7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0.55cm" fo:min-width="3.5cm"/>
      <style:paragraph-properties style:writing-mode="lr-tb"/>
    </style:style>
    <style:style style:name="gr25" style:family="graphic" style:parent-style-name="objectwithoutfill">
      <style:graphic-properties svg:stroke-width="0.035cm" draw:marker-start="Arrow" draw:marker-start-width="0.253cm" draw:marker-end="" draw:marker-end-width="0.053cm" draw:fill="none" draw:textarea-vertical-align="middle" fo:padding-top="0.043cm" fo:padding-bottom="0.043cm" fo:padding-left="0.168cm" fo:padding-right="0.168cm"/>
    </style:style>
    <style:style style:name="gr26" style:family="graphic" style:parent-style-name="objectwithoutfill">
      <style:graphic-properties svg:stroke-width="0.035cm" draw:marker-start="" draw:marker-start-width="0.253cm" draw:marker-end="" draw:marker-end-width="0.053cm" draw:fill="none" draw:textarea-vertical-align="middle" fo:padding-top="0.043cm" fo:padding-bottom="0.043cm" fo:padding-left="0.168cm" fo:padding-right="0.168cm"/>
    </style:style>
    <style:style style:name="gr27" style:family="graphic" style:parent-style-name="standard">
      <style:graphic-properties draw:stroke="none" draw:fill="none" draw:fill-color="#b2b2b2" draw:textarea-horizontal-align="justify" draw:textarea-vertical-align="middle" draw:auto-grow-height="false" fo:min-height="0.75cm" fo:min-width="0.5cm"/>
      <style:paragraph-properties style:writing-mode="lr-tb"/>
    </style:style>
    <style:style style:name="gr28" style:family="graphic" style:parent-style-name="standard">
      <style:graphic-properties draw:fill-color="#b2b2b2" draw:textarea-horizontal-align="justify" draw:textarea-vertical-align="middle" draw:auto-grow-height="false" fo:min-height="0.75cm" fo:min-width="0.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30" style:family="graphic" style:parent-style-name="standard">
      <style:graphic-properties draw:fill-color="#729fcf" draw:textarea-horizontal-align="justify" draw:textarea-vertical-align="middle" draw:auto-grow-height="false" fo:min-height="0.75cm" fo:min-width="7.5cm"/>
      <style:paragraph-properties style:writing-mode="lr-tb"/>
    </style:style>
    <style:style style:name="gr31" style:family="graphic" style:parent-style-name="standard">
      <style:graphic-properties draw:fill-color="#729fcf" draw:textarea-horizontal-align="justify" draw:textarea-vertical-align="middle" draw:auto-grow-height="false" fo:min-height="0.75cm" fo:min-width="0.5cm"/>
      <style:paragraph-properties style:writing-mode="lr-tb"/>
    </style:style>
    <style:style style:name="gr32" style:family="graphic" style:parent-style-name="standard">
      <style:graphic-properties draw:fill-color="#ed4c05" draw:textarea-horizontal-align="justify" draw:textarea-vertical-align="middle" draw:auto-grow-height="false" fo:min-height="0.75cm" fo:min-width="0.5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justify" draw:textarea-vertical-align="middle" draw:auto-grow-height="false" fo:min-height="0.55cm" fo:min-width="1.1cm"/>
      <style:paragraph-properties style:writing-mode="lr-tb"/>
    </style:style>
    <style:style style:name="gr34" style:family="graphic" style:parent-style-name="standard">
      <style:graphic-properties draw:fill-color="#ed4c05" draw:textarea-horizontal-align="justify" draw:textarea-vertical-align="middle" draw:auto-grow-height="false" fo:min-height="0.55cm" fo:min-width="4.5cm"/>
      <style:paragraph-properties style:writing-mode="lr-tb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0.75cm" fo:min-width="4.3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4.3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justify" draw:textarea-vertical-align="middle" draw:auto-grow-height="false" fo:min-height="0.55cm" fo:min-width="1.3cm"/>
      <style:paragraph-properties style:writing-mode="lr-tb"/>
    </style:style>
    <style:style style:name="gr38" style:family="graphic" style:parent-style-name="standard">
      <style:graphic-properties draw:fill-color="#b2b2b2" draw:textarea-horizontal-align="justify" draw:textarea-vertical-align="middle" draw:auto-grow-height="false" fo:min-height="0.75cm" fo:min-width="4.3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15cm" fo:min-width="0.9cm"/>
    </style:style>
    <style:style style:name="gr40" style:family="graphic" style:parent-style-name="standard">
      <style:graphic-properties draw:fill-color="#729fcf" draw:textarea-horizontal-align="justify" draw:textarea-vertical-align="middle" draw:auto-grow-height="false" fo:min-height="0.75cm" fo:min-width="2.1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75cm" fo:min-width="2.1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75cm" fo:min-width="2cm"/>
      <style:paragraph-properties style:writing-mode="lr-tb"/>
    </style:style>
    <style:style style:name="gr43" style:family="graphic" style:parent-style-name="standard">
      <style:graphic-properties draw:fill-color="#b2b2b2" draw:textarea-horizontal-align="justify" draw:textarea-vertical-align="middle" draw:auto-grow-height="false" fo:min-height="0.75cm" fo:min-width="2.1cm"/>
      <style:paragraph-properties style:writing-mode="lr-tb"/>
    </style:style>
    <style:style style:name="gr44" style:family="graphic" style:parent-style-name="standard">
      <style:graphic-properties draw:fill-color="#729fcf" draw:textarea-horizontal-align="justify" draw:textarea-vertical-align="middle" draw:auto-grow-height="false" fo:min-height="0.75cm" fo:min-width="5.1cm"/>
      <style:paragraph-properties style:writing-mode="lr-tb"/>
    </style:style>
    <style:style style:name="gr45" style:family="graphic" style:parent-style-name="standard">
      <style:graphic-properties draw:fill-color="#729fcf" draw:textarea-horizontal-align="justify" draw:textarea-vertical-align="middle" draw:auto-grow-height="false" fo:min-height="1.35cm" fo:min-width="1.3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1.35cm" fo:min-width="2.1cm"/>
      <style:paragraph-properties style:writing-mode="lr-tb"/>
    </style:style>
    <style:style style:name="gr47" style:family="graphic" style:parent-style-name="standard">
      <style:graphic-properties draw:fill-color="#729fcf" draw:textarea-horizontal-align="justify" draw:textarea-vertical-align="middle" draw:auto-grow-height="false" fo:min-height="1.35cm" fo:min-width="2.1cm"/>
      <style:paragraph-properties style:writing-mode="lr-tb"/>
    </style:style>
    <style:style style:name="gr48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75cm" fo:min-width="0.5cm"/>
      <style:paragraph-properties style:writing-mode="lr-tb"/>
    </style:style>
    <style:style style:name="gr49" style:family="graphic" style:parent-style-name="standard">
      <style:graphic-properties draw:fill="solid" draw:fill-color="#729fcf" draw:textarea-horizontal-align="justify" draw:textarea-vertical-align="middle" draw:auto-grow-height="false" fo:min-height="1.35cm" fo:min-width="1.3cm"/>
      <style:paragraph-properties style:writing-mode="lr-tb"/>
    </style:style>
    <style:style style:name="gr50" style:family="graphic" style:parent-style-name="standard">
      <style:graphic-properties draw:fill="solid" draw:fill-color="#729fcf" draw:textarea-horizontal-align="justify" draw:textarea-vertical-align="middle" draw:auto-grow-height="false" fo:min-height="1.35cm" fo:min-width="2.1cm"/>
      <style:paragraph-properties style:writing-mode="lr-tb"/>
    </style:style>
    <style:style style:name="gr51" style:family="graphic" style:parent-style-name="standard">
      <style:graphic-properties draw:stroke="none" draw:fill="solid" draw:fill-color="#ea7500" draw:textarea-horizontal-align="justify" draw:textarea-vertical-align="middle" draw:auto-grow-height="false" fo:min-height="0.75cm" fo:min-width="0.5cm"/>
      <style:paragraph-properties style:writing-mode="lr-tb"/>
    </style:style>
    <style:style style:name="gr52" style:family="graphic" style:parent-style-name="standard">
      <style:graphic-properties draw:fill-color="#5eb91e" draw:textarea-horizontal-align="justify" draw:textarea-vertical-align="middle" draw:auto-grow-height="false" fo:min-height="1.35cm" fo:min-width="1.3cm"/>
      <style:paragraph-properties style:writing-mode="lr-tb"/>
    </style:style>
    <style:style style:name="gr53" style:family="graphic" style:parent-style-name="standard">
      <style:graphic-properties draw:fill-color="#5eb91e" draw:textarea-horizontal-align="justify" draw:textarea-vertical-align="middle" draw:auto-grow-height="false" fo:min-height="1.35cm" fo:min-width="2.1cm"/>
      <style:paragraph-properties style:writing-mode="lr-tb"/>
    </style:style>
    <style:style style:name="gr54" style:family="graphic" style:parent-style-name="standard">
      <style:graphic-properties draw:fill="solid" draw:fill-color="#ea7500" draw:textarea-horizontal-align="justify" draw:textarea-vertical-align="middle" draw:auto-grow-height="false" fo:min-height="1.35cm" fo:min-width="1.3cm"/>
      <style:paragraph-properties style:writing-mode="lr-tb"/>
    </style:style>
    <style:style style:name="gr55" style:family="graphic" style:parent-style-name="standard">
      <style:graphic-properties draw:fill="solid" draw:fill-color="#ea7500" draw:textarea-horizontal-align="justify" draw:textarea-vertical-align="middle" draw:auto-grow-height="false" fo:min-height="1.35cm" fo:min-width="2.1cm"/>
      <style:paragraph-properties style:writing-mode="lr-tb"/>
    </style:style>
    <style:style style:name="gr56" style:family="graphic" style:parent-style-name="objectwithoutfill">
      <style:graphic-properties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title">
      <style:graphic-properties fo:min-height="2.25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27cm" style:use-optimal-column-width="false"/>
    </style:style>
    <style:style style:name="co2" style:family="table-column">
      <style:table-column-properties style:column-width="6.807cm" style:use-optimal-column-width="false"/>
    </style:style>
    <style:style style:name="co3" style:family="table-column">
      <style:table-column-properties style:column-width="7.032cm" style:use-optimal-column-width="false"/>
    </style:style>
    <style:style style:name="co4" style:family="table-column">
      <style:table-column-properties style:column-width="5.81cm" style:use-optimal-column-width="false"/>
    </style:style>
    <style:style style:name="ro1" style:family="table-row">
      <style:table-row-properties style:row-height="1.05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Source Sans Pro Light" fo:font-weight="normal" style:font-weight-asian="normal" style:font-weight-complex="normal"/>
    </style:style>
    <style:style style:name="P4" style:family="paragraph">
      <style:paragraph-properties fo:text-align="start" style:writing-mode="lr-tb"/>
      <style:text-properties fo:font-size="14pt" style:font-size-asian="13pt" style:font-size-complex="14pt"/>
    </style:style>
    <style:style style:name="P5" style:family="paragraph">
      <loext:graphic-properties draw:fill-color="#b4c7dc"/>
      <style:paragraph-properties fo:text-align="start" style:writing-mode="lr-tb"/>
      <style:text-properties fo:font-size="14pt" style:font-size-asian="13pt" style:font-size-complex="14pt"/>
    </style:style>
    <style:style style:name="P6" style:family="paragraph">
      <loext:graphic-properties draw:fill-color="#729fcf"/>
      <style:paragraph-properties fo:text-align="start" style:writing-mode="lr-tb"/>
      <style:text-properties fo:font-size="14pt" style:font-size-asian="13pt" style:font-size-complex="14pt"/>
    </style:style>
    <style:style style:name="P7" style:family="paragraph">
      <loext:graphic-properties draw:fill-color="#5983b0"/>
      <style:paragraph-properties fo:text-align="center" style:writing-mode="lr-tb"/>
      <style:text-properties fo:font-size="14pt" style:font-size-asian="13pt" style:font-size-complex="14pt"/>
    </style:style>
    <style:style style:name="P8" style:family="paragraph">
      <style:paragraph-properties fo:text-align="center" style:writing-mode="lr-tb"/>
      <style:text-properties fo:font-size="14pt" style:font-size-asian="13pt" style:font-size-complex="14pt"/>
    </style:style>
    <style:style style:name="P9" style:family="paragraph">
      <loext:graphic-properties draw:fill-color="#3465a4"/>
      <style:paragraph-properties fo:text-align="center" style:writing-mode="lr-tb"/>
      <style:text-properties fo:font-size="14pt" style:font-size-asian="13pt" style:font-size-complex="14pt"/>
    </style:style>
    <style:style style:name="P10" style:family="paragraph">
      <loext:graphic-properties draw:fill-color="#5983b0"/>
      <style:paragraph-properties fo:text-align="start" style:writing-mode="lr-tb"/>
      <style:text-properties fo:font-size="14pt" style:font-size-asian="13pt" style:font-size-complex="14pt"/>
    </style:style>
    <style:style style:name="P11" style:family="paragraph">
      <loext:graphic-properties draw:fill="none" draw:fill-color="#3465a4"/>
      <style:paragraph-properties fo:text-align="center" style:writing-mode="lr-tb"/>
      <style:text-properties fo:font-size="14pt" style:font-size-asian="13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ffedb6"/>
      <style:paragraph-properties fo:text-align="start" style:writing-mode="lr-tb"/>
      <style:text-properties fo:font-size="14pt" style:font-size-asian="13pt" style:font-size-complex="14pt"/>
    </style:style>
    <style:style style:name="P14" style:family="paragraph">
      <loext:graphic-properties draw:fill-color="#ffda73"/>
      <style:paragraph-properties fo:text-align="start" style:writing-mode="lr-tb"/>
      <style:text-properties fo:font-size="14pt" style:font-size-asian="13pt" style:font-size-complex="14pt"/>
    </style:style>
    <style:style style:name="P15" style:family="paragraph">
      <loext:graphic-properties draw:fill-color="#e8af02"/>
      <style:paragraph-properties fo:text-align="start" style:writing-mode="lr-tb"/>
      <style:text-properties fo:font-size="14pt" style:font-size-asian="13pt" style:font-size-complex="14pt"/>
    </style:style>
    <style:style style:name="P16" style:family="paragraph">
      <loext:graphic-properties draw:fill-color="#b48804"/>
      <style:paragraph-properties fo:text-align="center" style:writing-mode="lr-tb"/>
      <style:text-properties fo:font-size="14pt" style:font-size-asian="13pt" style:font-size-complex="14pt"/>
    </style:style>
    <style:style style:name="P1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8" style:family="paragraph">
      <style:paragraph-properties style:writing-mode="lr-tb"/>
      <style:text-properties style:font-name="DejaVu Sans Mono2" fo:font-weight="normal" style:font-weight-asian="normal" style:font-weight-complex="normal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-color="#b2b2b2"/>
      <style:paragraph-properties fo:text-align="center" style:writing-mode="lr-tb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b2b2b2"/>
      <style:paragraph-properties fo:text-align="center" style:writing-mode="lr-tb"/>
    </style:style>
    <style:style style:name="P24" style:family="paragraph">
      <style:paragraph-properties style:writing-mode="lr-tb"/>
      <style:text-properties fo:font-weight="normal" style:font-weight-asian="normal" style:font-weight-complex="normal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-color="#b2b2b2"/>
      <style:paragraph-properties fo:text-align="center" style:writing-mode="lr-tb"/>
      <style:text-properties fo:font-size="18pt"/>
    </style:style>
    <style:style style:name="P27" style:family="paragraph">
      <loext:graphic-properties draw:fill="none"/>
      <style:paragraph-properties fo:text-align="center" style:writing-mode="lr-tb"/>
      <style:text-properties fo:font-size="18pt"/>
    </style:style>
    <style:style style:name="P28" style:family="paragraph">
      <loext:graphic-properties draw:fill="none" draw:fill-color="#b2b2b2"/>
      <style:paragraph-properties fo:text-align="center" style:writing-mode="lr-tb"/>
      <style:text-properties fo:font-size="18pt"/>
    </style:style>
    <style:style style:name="P29" style:family="paragraph">
      <loext:graphic-properties draw:fill-color="#729fcf"/>
      <style:paragraph-properties fo:text-align="center" style:writing-mode="lr-tb"/>
      <style:text-properties fo:font-size="18pt"/>
    </style:style>
    <style:style style:name="P30" style:family="paragraph">
      <style:paragraph-properties fo:margin-left="0cm" fo:margin-right="0cm" fo:margin-top="0cm" fo:margin-bottom="0.403cm" fo:text-indent="0cm" style:text-autospace="ideograph-alpha" style:punctuation-wrap="hanging" style:writing-mode="lr-tb"/>
    </style:style>
    <style:style style:name="P31" style:family="paragraph">
      <style:paragraph-properties style:writing-mode="lr-tb"/>
      <style:text-properties style:font-name="Source Sans Pro5" fo:font-weight="normal" style:font-weight-asian="normal" style:font-weight-complex="normal"/>
    </style:style>
    <style:style style:name="P32" style:family="paragraph">
      <loext:graphic-properties draw:fill-color="#729fcf"/>
      <style:paragraph-properties fo:text-align="center" style:writing-mode="lr-tb"/>
    </style:style>
    <style:style style:name="P33" style:family="paragraph">
      <loext:graphic-properties draw:fill-color="#ed4c05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.403cm" fo:text-align="start" fo:text-indent="0cm" style:text-autospace="ideograph-alpha" style:punctuation-wrap="hanging" style:writing-mode="lr-tb"/>
    </style:style>
    <style:style style:name="P35" style:family="paragraph">
      <style:paragraph-properties fo:text-align="center"/>
    </style:style>
    <style:style style:name="P36" style:family="paragraph">
      <style:paragraph-properties fo:text-align="center" style:writing-mode="lr-tb"/>
      <style:text-properties style:font-name="DejaVu Sans Mono2"/>
    </style:style>
    <style:style style:name="P37" style:family="paragraph">
      <loext:graphic-properties draw:fill-color="#729fcf"/>
      <style:paragraph-properties fo:text-align="center" style:writing-mode="lr-tb"/>
      <style:text-properties style:font-name="DejaVu Sans Mono2"/>
    </style:style>
    <style:style style:name="P38" style:family="paragraph">
      <style:paragraph-properties fo:text-align="center" style:writing-mode="lr-tb"/>
      <style:text-properties fo:font-size="13pt" style:font-size-asian="13pt" style:font-size-complex="13pt"/>
    </style:style>
    <style:style style:name="P39" style:family="paragraph">
      <loext:graphic-properties draw:fill-color="#729fcf"/>
      <style:paragraph-properties fo:text-align="center" style:writing-mode="lr-tb"/>
      <style:text-properties fo:font-size="13pt" style:font-size-asian="13pt" style:font-size-complex="13pt"/>
    </style:style>
    <style:style style:name="P40" style:family="paragraph">
      <loext:graphic-properties draw:fill="solid" draw:fill-color="#729fcf"/>
      <style:paragraph-properties fo:text-align="center" style:writing-mode="lr-tb"/>
    </style:style>
    <style:style style:name="P41" style:family="paragraph">
      <loext:graphic-properties draw:fill="solid" draw:fill-color="#729fcf"/>
      <style:paragraph-properties fo:text-align="center" style:writing-mode="lr-tb"/>
      <style:text-properties fo:font-size="13pt" style:font-size-asian="13pt" style:font-size-complex="13pt"/>
    </style:style>
    <style:style style:name="P42" style:family="paragraph">
      <loext:graphic-properties draw:fill="solid" draw:fill-color="#ea7500"/>
      <style:paragraph-properties fo:text-align="center" style:writing-mode="lr-tb"/>
    </style:style>
    <style:style style:name="P43" style:family="paragraph">
      <loext:graphic-properties draw:fill-color="#5eb91e"/>
      <style:paragraph-properties fo:text-align="center" style:writing-mode="lr-tb"/>
    </style:style>
    <style:style style:name="P44" style:family="paragraph">
      <loext:graphic-properties draw:fill-color="#5eb91e"/>
      <style:paragraph-properties fo:text-align="center" style:writing-mode="lr-tb"/>
      <style:text-properties fo:font-size="13pt" style:font-size-asian="13pt" style:font-size-complex="13pt"/>
    </style:style>
    <style:style style:name="P45" style:family="paragraph">
      <loext:graphic-properties draw:fill="solid" draw:fill-color="#ea7500"/>
      <style:paragraph-properties fo:text-align="center" style:writing-mode="lr-tb"/>
      <style:text-properties fo:font-size="13pt" style:font-size-asian="13pt" style:font-size-complex="13pt"/>
    </style:style>
    <style:style style:name="P46" style:family="paragraph">
      <style:paragraph-properties style:writing-mode="lr-tb"/>
      <style:text-properties style:font-name="Source Sans Pro5" fo:font-size="26pt" fo:font-weight="normal" style:font-size-asian="26pt" style:font-weight-asian="normal" style:font-size-complex="26pt" style:font-weight-complex="normal"/>
    </style:style>
    <style:style style:name="T1" style:family="text">
      <style:text-properties style:font-name="Source Sans Pro Light" fo:font-weight="normal" style:font-weight-asian="normal" style:font-weight-complex="normal"/>
    </style:style>
    <style:style style:name="T2" style:family="text">
      <style:text-properties style:font-name="Source Sans Pro Light" fo:font-weight="normal" style:font-name-asian="Unifont2" style:font-weight-asian="normal" style:font-name-complex="Unifont2" style:font-weight-complex="normal"/>
    </style:style>
    <style:style style:name="T3" style:family="text">
      <style:text-properties fo:font-size="14pt" style:font-size-asian="13pt" style:font-size-complex="14pt"/>
    </style:style>
    <style:style style:name="T4" style:family="text">
      <style:text-properties style:font-name="DejaVu Sans Mono2" fo:font-weight="normal" style:font-weight-asian="normal" style:font-weight-complex="normal"/>
    </style:style>
    <style:style style:name="T5" style:family="text">
      <style:text-properties fo:font-variant="normal" fo:text-transform="none" fo:color="#1c1c1c" loext:opacity="100%" style:text-outline="false" style:text-line-through-style="none" style:text-line-through-type="none" style:font-name="Source Sans Pro5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c1c1c" loext:opacity="100%" style:text-outline="false" style:text-line-through-style="none" style:text-line-through-type="none" style:font-name="DejaVu Sans Mono2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/>
    </style:style>
    <style:style style:name="T9" style:family="text">
      <style:text-properties style:font-name="Source Sans Pro5" fo:font-weight="normal" style:font-weight-asian="normal" style:font-weight-complex="normal"/>
    </style:style>
    <style:style style:name="T10" style:family="text">
      <style:text-properties fo:font-variant="normal" fo:text-transform="none" fo:color="#1c1c1c" loext:opacity="100%" style:text-outline="false" style:text-line-through-style="none" style:text-line-through-type="none" style:font-name="Source Sans Pro" fo:font-size="26pt" fo:font-style="normal" fo:text-shadow="none" style:text-underline-style="none" fo:font-weight="normal" style:letter-kerning="true" style:font-name-asian="Source Sans Pro" style:font-weight-asian="normal" style:font-name-complex="Source Sans Pro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ource Sans Pro" fo:font-weight="normal" style:font-name-asian="Source Sans Pro" style:font-weight-asian="normal" style:font-name-complex="Source Sans Pro" style:font-weight-complex="normal"/>
    </style:style>
    <style:style style:name="T12" style:family="text">
      <style:text-properties fo:color="#ed4c05" loext:opacity="100%" style:font-name="DejaVu Sans Mono2" fo:font-weight="normal" style:font-weight-asian="normal" style:font-weight-complex="normal"/>
    </style:style>
    <style:style style:name="T13" style:family="text">
      <style:text-properties fo:color="#069a2e" loext:opacity="100%" style:font-name="DejaVu Sans Mono2" fo:font-weight="normal" style:font-weight-asian="normal" style:font-weight-complex="normal"/>
    </style:style>
    <style:style style:name="T14" style:family="text">
      <style:text-properties fo:color="#c9211e" loext:opacity="100%" style:font-name="DejaVu Sans Mono2" fo:font-weight="normal" style:font-weight-asian="normal" style:font-weight-complex="normal"/>
    </style:style>
    <style:style style:name="T15" style:family="text">
      <style:text-properties style:use-window-font-color="true" loext:opacity="0%" style:font-name="DejaVu Sans Mono2" fo:font-weight="normal" style:font-weight-asian="normal" style:font-weight-complex="normal"/>
    </style:style>
    <style:style style:name="T16" style:family="text">
      <style:text-properties fo:color="#ed4c05" loext:opacity="100%" style:font-name="DejaVu Sans Mono2"/>
    </style:style>
    <style:style style:name="T17" style:family="text">
      <style:text-properties style:use-window-font-color="true" loext:opacity="0%" style:font-name="Source Sans Pro5" fo:font-weight="normal" style:font-weight-asian="normal" style:font-weight-complex="normal"/>
    </style:style>
    <style:style style:name="T18" style:family="text">
      <style:text-properties fo:color="#000000" loext:opacity="100%" style:font-name="DejaVu Sans Mono2" fo:font-weight="normal" style:font-weight-asian="normal" style:font-weight-complex="normal"/>
    </style:style>
    <style:style style:name="T19" style:family="text">
      <style:text-properties fo:font-size="13pt" style:font-size-asian="16pt" style:font-size-complex="16pt"/>
    </style:style>
    <style:style style:name="T20" style:family="text">
      <style:text-properties style:font-name="Liberation Sans1" style:font-name-asian="Liberation Sans1" style:font-name-complex="Liberation Sans1"/>
    </style:style>
    <style:style style:name="T21" style:family="text">
      <style:text-properties style:font-name="DejaVu Sans Mono2"/>
    </style:style>
    <style:style style:name="T22" style:family="text">
      <style:text-properties fo:color="#ff0000" loext:opacity="100%" style:font-name="DejaVu Sans Mono2" fo:font-weight="normal" style:font-weight-asian="normal" style:font-weight-complex="normal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variant="normal" fo:text-transform="none" fo:color="#1c1c1c" loext:opacity="100%" style:text-outline="false" style:text-line-through-style="none" style:text-line-through-type="none" style:font-name="DejaVu Sans Mono2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Source Sans Pro5" fo:font-size="26pt" fo:font-weight="normal" style:font-name-asian="Source Sans Pro" style:font-size-asian="26pt" style:font-weight-asian="normal" style:font-name-complex="Source Sans Pro" style:font-size-complex="26pt" style:font-weight-complex="normal"/>
    </style:style>
    <style:style style:name="T26" style:family="text">
      <style:text-properties style:font-name="DejaVu Sans Mono2" fo:font-size="26pt" fo:font-weight="normal" style:font-name-asian="Source Sans Pro" style:font-size-asian="26pt" style:font-weight-asian="normal" style:font-name-complex="Source Sans Pro" style:font-size-complex="26pt" style:font-weight-complex="normal"/>
    </style:style>
    <style:style style:name="T27" style:family="text">
      <style:text-properties fo:font-variant="normal" fo:text-transform="none" fo:color="#1c1c1c" loext:opacity="100%" style:text-outline="false" style:text-line-through-style="none" style:text-line-through-type="none" style:font-name="Source Sans Pro5" fo:font-size="26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c1c1c" loext:opacity="100%" style:text-outline="false" style:text-line-through-style="none" style:text-line-through-type="none" style:font-name="Source Sans Pro" fo:font-size="26pt" fo:font-style="normal" fo:text-shadow="none" style:text-underline-style="none" fo:font-weight="normal" style:letter-kerning="true" style:font-name-asian="Source Sans Pro" style:font-size-asian="26pt" style:font-weight-asian="normal" style:font-name-complex="Source Sans Pro" style:font-size-complex="26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c1c1c" loext:opacity="100%" style:text-outline="false" style:text-line-through-style="none" style:text-line-through-type="none" style:font-name="Source Sans Pro5" fo:font-size="26pt" fo:font-style="normal" fo:text-shadow="none" style:text-underline-style="none" fo:font-weight="normal" style:letter-kerning="true" style:font-name-asian="Source Sans Pro" style:font-size-asian="26pt" style:font-weight-asian="normal" style:font-name-complex="Source Sans Pro" style:font-size-complex="2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3"/>
      <presentation:date-time-decl presentation:name="dtd2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Работа со стеком в x86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Сорокин Иван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Введение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Для чего требуется стек?</text:span></text:p>
              </text:list-item>
              <text:list-item>
                <text:p><text:span text:style-name="T1"/></text:p>
              </text:list-item>
              <text:list-item>
                <text:p><text:span text:style-name="T1">В отличии от глобальных переменных для локальных переменных нельзя назначить фиксированный адрес в памяти. Функции бывают рекурсивные и</text:span><text:span text:style-name="T2"> может потребоваться несколько копий локальных переменных.</text:span></text:p>
              </text:list-item>
              <text:list-item>
                <text:p><text:span text:style-name="T2"/></text:p>
              </text:list-item>
              <text:list-item>
                <text:p><text:span text:style-name="T2">Поскольку функции вызываются и выходят в порядке стека, можно использоваться стек для хранения данных у которых требуется своя копия для каждого вызова функци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Введение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<text:span text:style-name="T2">Архитектура x86 предоставляет специальные операции для работы со стеком.</text:span></text:p>
              </text:list-item>
              <text:list-item>
                <text:p><text:span text:style-name="T2"/></text:p>
              </text:list-item>
              <text:list-item>
                <text:p><text:span text:style-name="T2">Этот стек называется стеков вызова фунций (call stack).</text:span></text:p>
              </text:list-item>
              <text:list-item>
                <text:p><text:span text:style-name="T2"/></text:p>
              </text:list-item>
              <text:list-item>
                <text:p><text:span text:style-name="T2">Инструкции работы со стеком используют регистр общего назначения RSP (Stack Pointer)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2">
        <office:forms form:automatic-focus="false" form:apply-design-mode="false"/>
        <draw:custom-shape draw:style-name="gr2" draw:text-style-name="P5" draw:layer="layout" svg:width="11.986cm" svg:height="1.668cm" svg:x="1.524cm" svg:y="4.552cm">
          <text:p text:style-name="P4"><text:span text:style-name="T3">RAX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993cm" svg:height="1.412cm" svg:x="7.517cm" svg:y="4.68cm">
          <text:p text:style-name="P4"><text:span text:style-name="T3">EAX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97cm" svg:height="1.156cm" svg:x="10.513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498cm" svg:height="0.514cm" svg:x="12.012cm" svg:y="5.321cm">
          <text:p text:style-name="P8"><text:span text:style-name="T3">AL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499cm" svg:height="0.514cm" svg:x="10.513cm" svg:y="5.321cm">
          <text:p text:style-name="P8"><text:span text:style-name="T3">AH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.524cm" svg:y="6.348cm">
          <text:p text:style-name="P4"><text:span text:style-name="T3">RBX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993cm" svg:height="1.411cm" svg:x="7.517cm" svg:y="6.477cm">
          <text:p text:style-name="P4"><text:span text:style-name="T3">EBX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997cm" svg:height="1.155cm" svg:x="10.513cm" svg:y="6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12.012cm" svg:y="7.119cm">
          <text:p text:style-name="P8"><text:span text:style-name="T3">B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499cm" svg:height="0.513cm" svg:x="10.513cm" svg:y="7.119cm">
          <text:p text:style-name="P8"><text:span text:style-name="T3">BH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.524cm" svg:y="8.146cm">
          <text:p text:style-name="P4"><text:span text:style-name="T3">RCX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993cm" svg:height="1.411cm" svg:x="7.517cm" svg:y="8.273cm">
          <text:p text:style-name="P4"><text:span text:style-name="T3">ECX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997cm" svg:height="1.154cm" svg:x="10.513cm" svg:y="8.4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98cm" svg:height="0.514cm" svg:x="12.012cm" svg:y="8.915cm">
          <text:p text:style-name="P8"><text:span text:style-name="T3">CL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499cm" svg:height="0.514cm" svg:x="10.513cm" svg:y="8.915cm">
          <text:p text:style-name="P8"><text:span text:style-name="T3">CH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.524cm" svg:y="9.942cm">
          <text:p text:style-name="P4"><text:span text:style-name="T3">RDX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993cm" svg:height="1.412cm" svg:x="7.517cm" svg:y="10.07cm">
          <text:p text:style-name="P4"><text:span text:style-name="T3">EDX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997cm" svg:height="1.155cm" svg:x="10.513cm" svg:y="10.1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12.012cm" svg:y="10.712cm">
          <text:p text:style-name="P8"><text:span text:style-name="T3">D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499cm" svg:height="0.513cm" svg:x="10.513cm" svg:y="10.712cm">
          <text:p text:style-name="P8"><text:span text:style-name="T3">DH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4.176cm" svg:y="4.552cm">
          <text:p text:style-name="P4"><text:span text:style-name="T3">R8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993cm" svg:height="1.412cm" svg:x="20.169cm" svg:y="4.68cm">
          <text:p text:style-name="P4"><text:span text:style-name="T3">R8D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997cm" svg:height="1.156cm" svg:x="23.165cm" svg:y="4.808cm">
          <text:p text:style-name="P4"><text:span text:style-name="T3">R8W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24.664cm" svg:y="5.143cm">
          <text:p text:style-name="P8"><text:span text:style-name="T3">R8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4.176cm" svg:y="6.348cm">
          <text:p text:style-name="P4"><text:span text:style-name="T3">R9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993cm" svg:height="1.411cm" svg:x="20.169cm" svg:y="6.477cm">
          <text:p text:style-name="P4"><text:span text:style-name="T3">R9D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997cm" svg:height="1.155cm" svg:x="23.165cm" svg:y="6.605cm">
          <text:p text:style-name="P4"><text:span text:style-name="T3">R9W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24.664cm" svg:y="6.939cm">
          <text:p text:style-name="P8"><text:span text:style-name="T3">R9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4.176cm" svg:y="8.146cm">
          <text:p text:style-name="P4"><text:span text:style-name="T3">R1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993cm" svg:height="1.411cm" svg:x="20.169cm" svg:y="8.273cm">
          <text:p text:style-name="P4"><text:span text:style-name="T3">R10D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997cm" svg:height="1.154cm" svg:x="23.165cm" svg:y="8.402cm">
          <text:p text:style-name="P4"><text:span text:style-name="T3">R10W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98cm" svg:height="0.514cm" svg:x="24.664cm" svg:y="8.736cm">
          <text:p text:style-name="P8"><text:span text:style-name="T3">R10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4.176cm" svg:y="9.942cm">
          <text:p text:style-name="P4"><text:span text:style-name="T3">R1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993cm" svg:height="1.412cm" svg:x="20.169cm" svg:y="10.07cm">
          <text:p text:style-name="P4"><text:span text:style-name="T3">R11D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997cm" svg:height="1.155cm" svg:x="23.165cm" svg:y="10.198cm">
          <text:p text:style-name="P4"><text:span text:style-name="T3">R11W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24.664cm" svg:y="10.533cm">
          <text:p text:style-name="P8"><text:span text:style-name="T3">R11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4.176cm" svg:y="11.738cm">
          <text:p text:style-name="P4"><text:span text:style-name="T3">R1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993cm" svg:height="1.412cm" svg:x="20.169cm" svg:y="11.866cm">
          <text:p text:style-name="P4"><text:span text:style-name="T3">R12D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997cm" svg:height="1.155cm" svg:x="23.165cm" svg:y="11.995cm">
          <text:p text:style-name="P4"><text:span text:style-name="T3">R12W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98cm" svg:height="0.514cm" svg:x="24.664cm" svg:y="12.329cm">
          <text:p text:style-name="P8"><text:span text:style-name="T3">R12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4.176cm" svg:y="13.534cm">
          <text:p text:style-name="P4"><text:span text:style-name="T3">R13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993cm" svg:height="1.411cm" svg:x="20.169cm" svg:y="13.664cm">
          <text:p text:style-name="P4"><text:span text:style-name="T3">R13D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997cm" svg:height="1.154cm" svg:x="23.165cm" svg:y="13.792cm">
          <text:p text:style-name="P4"><text:span text:style-name="T3">R13W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24.664cm" svg:y="14.126cm">
          <text:p text:style-name="P8"><text:span text:style-name="T3">R13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4.176cm" svg:y="15.332cm">
          <text:p text:style-name="P4"><text:span text:style-name="T3">R14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993cm" svg:height="1.411cm" svg:x="20.169cm" svg:y="15.46cm">
          <text:p text:style-name="P4"><text:span text:style-name="T3">R14D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997cm" svg:height="1.155cm" svg:x="23.165cm" svg:y="15.588cm">
          <text:p text:style-name="P4"><text:span text:style-name="T3">R14W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498cm" svg:height="0.512cm" svg:x="24.664cm" svg:y="15.923cm">
          <text:p text:style-name="P8"><text:span text:style-name="T3">R14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4.176cm" svg:y="17.128cm">
          <text:p text:style-name="P4"><text:span text:style-name="T3">R15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993cm" svg:height="1.412cm" svg:x="20.169cm" svg:y="17.256cm">
          <text:p text:style-name="P4"><text:span text:style-name="T3">R15D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997cm" svg:height="1.156cm" svg:x="23.165cm" svg:y="17.384cm">
          <text:p text:style-name="P4"><text:span text:style-name="T3">R15W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24.664cm" svg:y="17.719cm">
          <text:p text:style-name="P8"><text:span text:style-name="T3">R15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.524cm" svg:y="11.738cm">
          <text:p text:style-name="P4"><text:span text:style-name="T3">RS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993cm" svg:height="1.412cm" svg:x="7.517cm" svg:y="11.866cm">
          <text:p text:style-name="P4"><text:span text:style-name="T3">ESP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997cm" svg:height="1.155cm" svg:x="10.513cm" svg:y="11.995cm">
          <text:p text:style-name="P4"><text:span text:style-name="T3">S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98cm" svg:height="0.514cm" svg:x="12.012cm" svg:y="12.329cm">
          <text:p text:style-name="P8"><text:span text:style-name="T3">SP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.524cm" svg:y="13.534cm">
          <text:p text:style-name="P4"><text:span text:style-name="T3">RBP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993cm" svg:height="1.411cm" svg:x="7.517cm" svg:y="13.664cm">
          <text:p text:style-name="P4"><text:span text:style-name="T3">EBP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997cm" svg:height="1.154cm" svg:x="10.513cm" svg:y="13.792cm">
          <text:p text:style-name="P4"><text:span text:style-name="T3">BP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12.012cm" svg:y="14.126cm">
          <text:p text:style-name="P8"><text:span text:style-name="T3">BP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.524cm" svg:y="15.332cm">
          <text:p text:style-name="P4"><text:span text:style-name="T3">RSI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993cm" svg:height="1.411cm" svg:x="7.517cm" svg:y="15.46cm">
          <text:p text:style-name="P4"><text:span text:style-name="T3">ESI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997cm" svg:height="1.155cm" svg:x="10.513cm" svg:y="15.588cm">
          <text:p text:style-name="P4"><text:span text:style-name="T3">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498cm" svg:height="0.512cm" svg:x="12.012cm" svg:y="15.923cm">
          <text:p text:style-name="P8"><text:span text:style-name="T3">SI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.524cm" svg:y="17.128cm">
          <text:p text:style-name="P4"><text:span text:style-name="T3">RDI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993cm" svg:height="1.412cm" svg:x="7.517cm" svg:y="17.256cm">
          <text:p text:style-name="P4"><text:span text:style-name="T3">EDI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997cm" svg:height="1.156cm" svg:x="10.513cm" svg:y="17.384cm">
          <text:p text:style-name="P4"><text:span text:style-name="T3">DI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12.012cm" svg:y="17.719cm">
          <text:p text:style-name="P8"><text:span text:style-name="T3">DIL</text:span></text:p>
          <draw:enhanced-geometry svg:viewBox="0 0 21600 21600" draw:type="rectangle" draw:enhanced-path="M 0 0 L 21600 0 21600 21600 0 21600 0 0 Z N"/>
        </draw:custom-shape>
        <draw:frame presentation:style-name="pr8" draw:text-style-name="P1" draw:layer="layout" svg:width="26cm" svg:height="2.5cm" svg:x="1cm" svg:y="1cm" presentation:class="title" presentation:user-transformed="true">
          <draw:text-box>
            <text:p>64-битные регистры</text:p>
          </draw:text-box>
        </draw:frame>
        <draw:custom-shape draw:style-name="gr16" draw:text-style-name="P11" draw:layer="layout" svg:width="3.048cm" svg:height="0.514cm" svg:x="10.513cm" svg:y="4.807cm">
          <text:p text:style-name="P8"><text:span text:style-name="T3">AX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048cm" svg:height="0.514cm" svg:x="10.513cm" svg:y="4.807cm">
          <text:p text:style-name="P8"><text:span text:style-name="T3">AX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048cm" svg:height="0.514cm" svg:x="10.513cm" svg:y="6.605cm">
          <text:p text:style-name="P8"><text:span text:style-name="T3">BX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048cm" svg:height="0.514cm" svg:x="10.513cm" svg:y="8.401cm">
          <text:p text:style-name="P8"><text:span text:style-name="T3">CX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048cm" svg:height="0.514cm" svg:x="10.513cm" svg:y="10.198cm">
          <text:p text:style-name="P8"><text:span text:style-name="T3">DX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2">
        <office:forms form:automatic-focus="false" form:apply-design-mode="false"/>
        <draw:custom-shape draw:style-name="gr2" draw:text-style-name="P5" draw:layer="layout" svg:width="11.986cm" svg:height="1.668cm" svg:x="1.524cm" svg:y="4.552cm">
          <text:p text:style-name="P4"><text:span text:style-name="T3">RAX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993cm" svg:height="1.412cm" svg:x="7.517cm" svg:y="4.68cm">
          <text:p text:style-name="P4"><text:span text:style-name="T3">EAX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97cm" svg:height="1.156cm" svg:x="10.513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498cm" svg:height="0.514cm" svg:x="12.012cm" svg:y="5.321cm">
          <text:p text:style-name="P8"><text:span text:style-name="T3">AL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499cm" svg:height="0.514cm" svg:x="10.513cm" svg:y="5.321cm">
          <text:p text:style-name="P8"><text:span text:style-name="T3">AH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.524cm" svg:y="6.348cm">
          <text:p text:style-name="P4"><text:span text:style-name="T3">RBX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993cm" svg:height="1.411cm" svg:x="7.517cm" svg:y="6.477cm">
          <text:p text:style-name="P4"><text:span text:style-name="T3">EBX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997cm" svg:height="1.155cm" svg:x="10.513cm" svg:y="6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12.012cm" svg:y="7.119cm">
          <text:p text:style-name="P8"><text:span text:style-name="T3">B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499cm" svg:height="0.513cm" svg:x="10.513cm" svg:y="7.119cm">
          <text:p text:style-name="P8"><text:span text:style-name="T3">BH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.524cm" svg:y="8.146cm">
          <text:p text:style-name="P4"><text:span text:style-name="T3">RCX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993cm" svg:height="1.411cm" svg:x="7.517cm" svg:y="8.273cm">
          <text:p text:style-name="P4"><text:span text:style-name="T3">ECX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997cm" svg:height="1.154cm" svg:x="10.513cm" svg:y="8.4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98cm" svg:height="0.514cm" svg:x="12.012cm" svg:y="8.915cm">
          <text:p text:style-name="P8"><text:span text:style-name="T3">CL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499cm" svg:height="0.514cm" svg:x="10.513cm" svg:y="8.915cm">
          <text:p text:style-name="P8"><text:span text:style-name="T3">CH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.524cm" svg:y="9.942cm">
          <text:p text:style-name="P4"><text:span text:style-name="T3">RDX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993cm" svg:height="1.412cm" svg:x="7.517cm" svg:y="10.07cm">
          <text:p text:style-name="P4"><text:span text:style-name="T3">EDX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997cm" svg:height="1.155cm" svg:x="10.513cm" svg:y="10.1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12.012cm" svg:y="10.712cm">
          <text:p text:style-name="P8"><text:span text:style-name="T3">D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499cm" svg:height="0.513cm" svg:x="10.513cm" svg:y="10.712cm">
          <text:p text:style-name="P8"><text:span text:style-name="T3">DH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4.176cm" svg:y="4.552cm">
          <text:p text:style-name="P4"><text:span text:style-name="T3">R8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993cm" svg:height="1.412cm" svg:x="20.169cm" svg:y="4.68cm">
          <text:p text:style-name="P4"><text:span text:style-name="T3">R8D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997cm" svg:height="1.156cm" svg:x="23.165cm" svg:y="4.808cm">
          <text:p text:style-name="P4"><text:span text:style-name="T3">R8W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24.664cm" svg:y="5.143cm">
          <text:p text:style-name="P8"><text:span text:style-name="T3">R8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4.176cm" svg:y="6.348cm">
          <text:p text:style-name="P4"><text:span text:style-name="T3">R9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993cm" svg:height="1.411cm" svg:x="20.169cm" svg:y="6.477cm">
          <text:p text:style-name="P4"><text:span text:style-name="T3">R9D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997cm" svg:height="1.155cm" svg:x="23.165cm" svg:y="6.605cm">
          <text:p text:style-name="P4"><text:span text:style-name="T3">R9W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24.664cm" svg:y="6.939cm">
          <text:p text:style-name="P8"><text:span text:style-name="T3">R9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4.176cm" svg:y="8.146cm">
          <text:p text:style-name="P4"><text:span text:style-name="T3">R1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993cm" svg:height="1.411cm" svg:x="20.169cm" svg:y="8.273cm">
          <text:p text:style-name="P4"><text:span text:style-name="T3">R10D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997cm" svg:height="1.154cm" svg:x="23.165cm" svg:y="8.402cm">
          <text:p text:style-name="P4"><text:span text:style-name="T3">R10W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98cm" svg:height="0.514cm" svg:x="24.664cm" svg:y="8.736cm">
          <text:p text:style-name="P8"><text:span text:style-name="T3">R10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4.176cm" svg:y="9.942cm">
          <text:p text:style-name="P4"><text:span text:style-name="T3">R1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993cm" svg:height="1.412cm" svg:x="20.169cm" svg:y="10.07cm">
          <text:p text:style-name="P4"><text:span text:style-name="T3">R11D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997cm" svg:height="1.155cm" svg:x="23.165cm" svg:y="10.198cm">
          <text:p text:style-name="P4"><text:span text:style-name="T3">R11W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24.664cm" svg:y="10.533cm">
          <text:p text:style-name="P8"><text:span text:style-name="T3">R11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4.176cm" svg:y="11.738cm">
          <text:p text:style-name="P4"><text:span text:style-name="T3">R1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993cm" svg:height="1.412cm" svg:x="20.169cm" svg:y="11.866cm">
          <text:p text:style-name="P4"><text:span text:style-name="T3">R12D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997cm" svg:height="1.155cm" svg:x="23.165cm" svg:y="11.995cm">
          <text:p text:style-name="P4"><text:span text:style-name="T3">R12W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98cm" svg:height="0.514cm" svg:x="24.664cm" svg:y="12.329cm">
          <text:p text:style-name="P8"><text:span text:style-name="T3">R12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4.176cm" svg:y="13.534cm">
          <text:p text:style-name="P4"><text:span text:style-name="T3">R13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993cm" svg:height="1.411cm" svg:x="20.169cm" svg:y="13.664cm">
          <text:p text:style-name="P4"><text:span text:style-name="T3">R13D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997cm" svg:height="1.154cm" svg:x="23.165cm" svg:y="13.792cm">
          <text:p text:style-name="P4"><text:span text:style-name="T3">R13W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24.664cm" svg:y="14.126cm">
          <text:p text:style-name="P8"><text:span text:style-name="T3">R13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4.176cm" svg:y="15.332cm">
          <text:p text:style-name="P4"><text:span text:style-name="T3">R14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993cm" svg:height="1.411cm" svg:x="20.169cm" svg:y="15.46cm">
          <text:p text:style-name="P4"><text:span text:style-name="T3">R14D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997cm" svg:height="1.155cm" svg:x="23.165cm" svg:y="15.588cm">
          <text:p text:style-name="P4"><text:span text:style-name="T3">R14W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498cm" svg:height="0.512cm" svg:x="24.664cm" svg:y="15.923cm">
          <text:p text:style-name="P8"><text:span text:style-name="T3">R14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4.176cm" svg:y="17.128cm">
          <text:p text:style-name="P4"><text:span text:style-name="T3">R15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993cm" svg:height="1.412cm" svg:x="20.169cm" svg:y="17.256cm">
          <text:p text:style-name="P4"><text:span text:style-name="T3">R15D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997cm" svg:height="1.156cm" svg:x="23.165cm" svg:y="17.384cm">
          <text:p text:style-name="P4"><text:span text:style-name="T3">R15W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24.664cm" svg:y="17.719cm">
          <text:p text:style-name="P8"><text:span text:style-name="T3">R15B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1.986cm" svg:height="1.668cm" svg:x="1.524cm" svg:y="11.738cm">
          <text:p text:style-name="P4"><text:span text:style-name="T3">RSP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5.993cm" svg:height="1.412cm" svg:x="7.517cm" svg:y="11.866cm">
          <text:p text:style-name="P4"><text:span text:style-name="T3">ESP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997cm" svg:height="1.155cm" svg:x="10.513cm" svg:y="11.995cm">
          <text:p text:style-name="P4"><text:span text:style-name="T3">SP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.498cm" svg:height="0.514cm" svg:x="12.012cm" svg:y="12.329cm">
          <text:p text:style-name="P8"><text:span text:style-name="T3">SP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.524cm" svg:y="13.534cm">
          <text:p text:style-name="P4"><text:span text:style-name="T3">RBP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993cm" svg:height="1.411cm" svg:x="7.517cm" svg:y="13.664cm">
          <text:p text:style-name="P4"><text:span text:style-name="T3">EBP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997cm" svg:height="1.154cm" svg:x="10.513cm" svg:y="13.792cm">
          <text:p text:style-name="P4"><text:span text:style-name="T3">BP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12.012cm" svg:y="14.126cm">
          <text:p text:style-name="P8"><text:span text:style-name="T3">BP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.524cm" svg:y="15.332cm">
          <text:p text:style-name="P4"><text:span text:style-name="T3">RSI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993cm" svg:height="1.411cm" svg:x="7.517cm" svg:y="15.46cm">
          <text:p text:style-name="P4"><text:span text:style-name="T3">ESI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997cm" svg:height="1.155cm" svg:x="10.513cm" svg:y="15.588cm">
          <text:p text:style-name="P4"><text:span text:style-name="T3">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498cm" svg:height="0.512cm" svg:x="12.012cm" svg:y="15.923cm">
          <text:p text:style-name="P8"><text:span text:style-name="T3">SI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1.986cm" svg:height="1.668cm" svg:x="1.524cm" svg:y="17.128cm">
          <text:p text:style-name="P4"><text:span text:style-name="T3">RDI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993cm" svg:height="1.412cm" svg:x="7.517cm" svg:y="17.256cm">
          <text:p text:style-name="P4"><text:span text:style-name="T3">EDI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997cm" svg:height="1.156cm" svg:x="10.513cm" svg:y="17.384cm">
          <text:p text:style-name="P4"><text:span text:style-name="T3">DI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98cm" svg:height="0.513cm" svg:x="12.012cm" svg:y="17.719cm">
          <text:p text:style-name="P8"><text:span text:style-name="T3">DIL</text:span></text:p>
          <draw:enhanced-geometry svg:viewBox="0 0 21600 21600" draw:type="rectangle" draw:enhanced-path="M 0 0 L 21600 0 21600 21600 0 21600 0 0 Z N"/>
        </draw:custom-shape>
        <draw:frame presentation:style-name="pr8" draw:text-style-name="P1" draw:layer="layout" svg:width="26cm" svg:height="2.5cm" svg:x="1cm" svg:y="1cm" presentation:class="title" presentation:user-transformed="true">
          <draw:text-box>
            <text:p>64-битные регистры</text:p>
          </draw:text-box>
        </draw:frame>
        <draw:custom-shape draw:style-name="gr16" draw:text-style-name="P11" draw:layer="layout" svg:width="3.048cm" svg:height="0.514cm" svg:x="10.513cm" svg:y="4.807cm">
          <text:p text:style-name="P8"><text:span text:style-name="T3">AX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048cm" svg:height="0.514cm" svg:x="10.513cm" svg:y="4.807cm">
          <text:p text:style-name="P8"><text:span text:style-name="T3">AX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048cm" svg:height="0.514cm" svg:x="10.513cm" svg:y="6.605cm">
          <text:p text:style-name="P8"><text:span text:style-name="T3">BX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048cm" svg:height="0.514cm" svg:x="10.513cm" svg:y="8.401cm">
          <text:p text:style-name="P8"><text:span text:style-name="T3">CX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048cm" svg:height="0.514cm" svg:x="10.513cm" svg:y="10.198cm">
          <text:p text:style-name="P8"><text:span text:style-name="T3">DX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Инструкции PUSH/POP</text:p>
          </draw:text-box>
        </draw:frame>
        <draw:frame presentation:style-name="pr5" draw:text-style-name="P18" draw:layer="layout" svg:width="25.5cm" svg:height="13.9cm" svg:x="1cm" svg:y="4.6cm" presentation:class="outline" presentation:user-transformed="true">
          <draw:text-box>
            <text:list text:style-name="L3">
              <text:list-item>
                <text:p text:style-name="P17"><text:span text:style-name="T1">Двумя самыми простыми инструкциями для работы со стеком являются инструкции PUSH и POP. PUSH вставляет 64-битное число в стек, а POP извлекает 64-битное число из стека.</text:span><text:span text:style-name="T1"><text:line-break/></text:span><text:span text:style-name="T1"/></text:p>
              </text:list-item>
              <text:list-item>
                <text:p><text:span text:style-name="T4"><text:s text:c="10"/></text:span><text:span text:style-name="T4">PUSH src</text:span><text:span text:style-name="T4"><text:tab/></text:span><text:span text:style-name="T4"> <text:s text:c="10"/>RSP = RSP — 8</text:span></text:p>
              </text:list-item>
              <text:list-item>
                <text:p><text:span text:style-name="T4"><text:s text:c="29"/></text:span><text:span text:style-name="T4">MEM[RSP] = src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10"/></text:span><text:span text:style-name="T4">POP dst <text:s text:c="11"/>tmp = MEM[RSP]</text:span></text:p>
              </text:list-item>
              <text:list-item>
                <text:p text:style-name="P17"><text:span text:style-name="T4"><text:s text:c="29"/></text:span><text:span text:style-name="T4">RSP = RSP + 8</text:span></text:p>
              </text:list-item>
              <text:list-item>
                <text:p text:style-name="P17"><text:span text:style-name="T4"><text:s text:c="29"/></text:span><text:span text:style-name="T4">dst = tmp</text:span></text:p>
              </text:list-item>
              <text:list-item>
                <text:p text:style-name="P17"><text:span text:style-name="T4"/></text:p>
              </text:list-item>
              <text:list-item>
                <text:p text:style-name="P17"><text:span text:style-name="T4">50 <text:s text:c="7"/>PUSH RAX</text:span></text:p>
              </text:list-item>
              <text:list-item>
                <text:p text:style-name="P17"><text:span text:style-name="T4">FF 33 <text:s text:c="4"/>PUSH QWORD [RBX]</text:span></text:p>
              </text:list-item>
              <text:list-item>
                <text:p text:style-name="P17"><text:span text:style-name="T4">6A 42 <text:s text:c="4"/>PUSH 42</text:span></text:p>
              </text:list-item>
              <text:list-item>
                <text:p text:style-name="P17"><text:span text:style-name="T4">58 <text:s text:c="7"/>POP RAX</text:span></text:p>
              </text:list-item>
              <text:list-item>
                <text:p text:style-name="P17"><text:span text:style-name="T4">8F 03 <text:s text:c="4"/>POP QWORD [RBX]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тек</text:p>
          </draw:text-box>
        </draw:frame>
        <draw:frame presentation:style-name="pr5" draw:text-style-name="P1" draw:layer="layout" svg:width="25.5cm" svg:height="5.9cm" svg:x="1cm" svg:y="12.6cm" presentation:class="outline" presentation:placeholder="true" presentation:user-transformed="true">
          <draw:text-box/>
        </draw:frame>
        <draw:custom-shape draw:style-name="gr21" draw:text-style-name="P20" draw:layer="layout" svg:width="8cm" svg:height="1cm" svg:x="2cm" svg:y="6.9cm">
          <text:p text:style-name="P19">300000000000002A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8cm" svg:height="1cm" svg:x="10cm" svg:y="6.9cm">
          <text:p text:style-name="P19">200000000000AA55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8cm" svg:height="1cm" svg:x="18cm" svg:y="6.9cm">
          <text:p text:style-name="P19">1000000000007A69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20cm" svg:y="6cm">
          <text:p text:style-name="P19">5678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12cm" svg:y="6cm">
          <text:p text:style-name="P19">5670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4cm" svg:y="6cm">
          <text:p text:style-name="P19">5668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4cm" svg:height="0.8cm" svg:x="0.2cm" svg:y="4.6cm">
          <text:p text:style-name="P19">RSP = 5678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18.6cm" svg:y1="6.9cm" svg:x2="18.6cm" svg:y2="5cm">
          <text:p/>
        </draw:line>
        <draw:line draw:style-name="gr26" draw:text-style-name="P22" draw:layer="layout" svg:x1="4.2cm" svg:y1="5cm" svg:x2="18.6cm" svg:y2="5cm">
          <text:p/>
        </draw:line>
        <draw:custom-shape draw:style-name="gr27" draw:text-style-name="P23" draw:layer="layout" svg:width="1cm" svg:height="1cm" svg:x="0.8cm" svg:y="6.9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2cm" svg:y="6.9cm">
          <text:p text:style-name="P19">…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тек</text:p>
          </draw:text-box>
        </draw:frame>
        <draw:frame presentation:style-name="pr5" draw:text-style-name="P1" draw:layer="layout" svg:width="25.5cm" svg:height="5.9cm" svg:x="1cm" svg:y="12.6cm" presentation:class="outline" presentation:placeholder="true" presentation:user-transformed="true">
          <draw:text-box/>
        </draw:frame>
        <draw:custom-shape draw:style-name="gr21" draw:text-style-name="P20" draw:layer="layout" svg:width="8cm" svg:height="1cm" svg:x="2cm" svg:y="6.9cm">
          <text:p text:style-name="P19">300000000000002A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8cm" svg:height="1cm" svg:x="10cm" svg:y="6.9cm">
          <text:p text:style-name="P19">200000000000AA55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8cm" svg:height="1cm" svg:x="18cm" svg:y="6.9cm">
          <text:p text:style-name="P19">1000000000007A69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20cm" svg:y="6cm">
          <text:p text:style-name="P19">5678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12cm" svg:y="6cm">
          <text:p text:style-name="P19">5670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4cm" svg:y="6cm">
          <text:p text:style-name="P19">5668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4cm" svg:height="0.8cm" svg:x="0.2cm" svg:y="4.6cm">
          <text:p text:style-name="P19">RSP = 5678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18.6cm" svg:y1="6.9cm" svg:x2="18.6cm" svg:y2="5cm">
          <text:p/>
        </draw:line>
        <draw:line draw:style-name="gr26" draw:text-style-name="P22" draw:layer="layout" svg:x1="4.2cm" svg:y1="5cm" svg:x2="18.6cm" svg:y2="5cm">
          <text:p/>
        </draw:line>
        <draw:custom-shape draw:style-name="gr27" draw:text-style-name="P23" draw:layer="layout" svg:width="1cm" svg:height="1cm" svg:x="0.8cm" svg:y="6.9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2cm" svg:y="6.9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cm" svg:height="1cm" svg:x="2cm" svg:y="10.1cm">
          <text:p text:style-name="P19">2A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cm" svg:height="1cm" svg:x="3cm" svg:y="10.1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cm" svg:height="1cm" svg:x="4cm" svg:y="10.1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cm" svg:height="1cm" svg:x="5cm" svg:y="10.1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cm" svg:height="1cm" svg:x="6cm" svg:y="10.1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cm" svg:height="1cm" svg:x="7cm" svg:y="10.1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cm" svg:height="1cm" svg:x="8cm" svg:y="10.1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cm" svg:height="1cm" svg:x="9cm" svg:y="10.1cm">
          <text:p text:style-name="P19">30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cm" svg:height="1cm" svg:x="10cm" svg:y="10.1cm">
          <text:p text:style-name="P19">55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cm" svg:height="1cm" svg:x="11cm" svg:y="10.1cm">
          <text:p text:style-name="P19">AA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cm" svg:height="1cm" svg:x="12cm" svg:y="10.1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cm" svg:height="1cm" svg:x="13cm" svg:y="10.1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cm" svg:height="1cm" svg:x="14cm" svg:y="10.1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cm" svg:height="1cm" svg:x="15cm" svg:y="10.1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cm" svg:height="1cm" svg:x="16cm" svg:y="10.1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cm" svg:height="1cm" svg:x="17cm" svg:y="10.1cm">
          <text:p text:style-name="P19">20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cm" svg:height="1cm" svg:x="18cm" svg:y="10.1cm">
          <text:p text:style-name="P19">69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cm" svg:height="1cm" svg:x="19cm" svg:y="10.1cm">
          <text:p text:style-name="P19">7A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cm" svg:height="1cm" svg:x="20cm" svg:y="10.1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cm" svg:height="1cm" svg:x="21cm" svg:y="10.1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cm" svg:height="1cm" svg:x="22cm" svg:y="10.1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cm" svg:height="1cm" svg:x="23cm" svg:y="10.1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cm" svg:height="1cm" svg:x="24cm" svg:y="10.1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cm" svg:height="1cm" svg:x="25cm" svg:y="10.1cm">
          <text:p text:style-name="P19">10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16.6cm" svg:y="9.2cm">
          <text:p text:style-name="P19">5678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8.4cm" svg:y="9.2cm">
          <text:p text:style-name="P19">5670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0.4cm" svg:y="9.2cm">
          <text:p text:style-name="P19">5668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2cm" svg:y="10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0.7cm" svg:y="10.1cm">
          <text:p text:style-name="P19">…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тек</text:p>
          </draw:text-box>
        </draw:frame>
        <draw:frame presentation:style-name="pr5" draw:text-style-name="P24" draw:layer="layout" svg:width="25.5cm" svg:height="2.3cm" svg:x="1cm" svg:y="8.8cm" presentation:class="outline" presentation:user-transformed="true">
          <draw:text-box>
            <text:list text:style-name="L3">
              <text:list-item>
                <text:p text:style-name="P17"><text:span text:style-name="T5">После исполнения инструкции </text:span><text:span text:style-name="T6">PUSH 100</text:span><text:span text:style-name="T5"> содержимое памяти примет следующий вид:</text:span></text:p>
              </text:list-item>
              <text:list-item>
                <text:p><text:span text:style-name="T7"/></text:p>
              </text:list-item>
            </text:list>
          </draw:text-box>
        </draw:frame>
        <draw:custom-shape draw:style-name="gr21" draw:text-style-name="P26" draw:layer="layout" svg:width="8cm" svg:height="1cm" svg:x="2cm" svg:y="6.9cm">
          <text:p text:style-name="P25"><text:span text:style-name="T8">300000000000002A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8cm" svg:height="1cm" svg:x="10cm" svg:y="6.9cm">
          <text:p text:style-name="P25"><text:span text:style-name="T8">200000000000AA55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8cm" svg:height="1cm" svg:x="18cm" svg:y="6.9cm">
          <text:p text:style-name="P25"><text:span text:style-name="T8">1000000000007A6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4.2cm" svg:height="0.8cm" svg:x="20cm" svg:y="6cm">
          <text:p text:style-name="P25"><text:span text:style-name="T8">567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4.2cm" svg:height="0.8cm" svg:x="12cm" svg:y="6cm">
          <text:p text:style-name="P25"><text:span text:style-name="T8">5670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4.2cm" svg:height="0.8cm" svg:x="4cm" svg:y="6cm">
          <text:p text:style-name="P25"><text:span text:style-name="T8">5668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4cm" svg:height="0.8cm" svg:x="0.2cm" svg:y="4.6cm">
          <text:p text:style-name="P25"><text:span text:style-name="T8">RSP = 5678</text:span>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18.6cm" svg:y1="6.9cm" svg:x2="18.6cm" svg:y2="5cm">
          <text:p/>
        </draw:line>
        <draw:line draw:style-name="gr26" draw:text-style-name="P22" draw:layer="layout" svg:x1="4.2cm" svg:y1="5cm" svg:x2="18.6cm" svg:y2="5cm">
          <text:p/>
        </draw:line>
        <draw:custom-shape draw:style-name="gr27" draw:text-style-name="P28" draw:layer="layout" svg:width="1cm" svg:height="1cm" svg:x="0.8cm" svg:y="6.9cm">
          <text:p text:style-name="P25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cm" svg:height="1cm" svg:x="26.2cm" svg:y="6.9cm">
          <text:p text:style-name="P25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8cm" svg:height="1cm" svg:x="2cm" svg:y="14.1cm">
          <text:p text:style-name="P25"><text:span text:style-name="T8">300000000000002A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8cm" svg:height="1cm" svg:x="10cm" svg:y="14.1cm">
          <text:p text:style-name="P25"><text:span text:style-name="T8">0000000000000064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8cm" svg:height="1cm" svg:x="18cm" svg:y="14.1cm">
          <text:p text:style-name="P25"><text:span text:style-name="T8">1000000000007A6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4.2cm" svg:height="0.8cm" svg:x="20cm" svg:y="13.2cm">
          <text:p text:style-name="P25"><text:span text:style-name="T8">567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4.2cm" svg:height="0.8cm" svg:x="12cm" svg:y="13.2cm">
          <text:p text:style-name="P25"><text:span text:style-name="T8">5670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4.2cm" svg:height="0.8cm" svg:x="4cm" svg:y="13.2cm">
          <text:p text:style-name="P25"><text:span text:style-name="T8">5668</text:span></text:p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cm" svg:height="1cm" svg:x="0.8cm" svg:y="14.1cm">
          <text:p text:style-name="P25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cm" svg:height="1cm" svg:x="26.2cm" svg:y="14.1cm">
          <text:p text:style-name="P25"><text:span text:style-name="T8">…</text:span>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10.6cm" svg:y1="14.1cm" svg:x2="10.6cm" svg:y2="12.2cm">
          <text:p/>
        </draw:line>
        <draw:line draw:style-name="gr26" draw:text-style-name="P22" draw:layer="layout" svg:x1="4.2cm" svg:y1="12.192cm" svg:x2="10.6cm" svg:y2="12.192cm">
          <text:p/>
        </draw:line>
        <draw:custom-shape draw:style-name="gr24" draw:text-style-name="P27" draw:layer="layout" svg:width="4cm" svg:height="0.8cm" svg:x="0.3cm" svg:y="11.8cm">
          <text:p text:style-name="P25"><text:span text:style-name="T8">RSP = 5670</text:span></text:p>
          <draw:enhanced-geometry svg:viewBox="0 0 21600 21600" draw:type="rectangle" draw:enhanced-path="M 0 0 L 21600 0 21600 21600 0 21600 0 0 Z N"/>
        </draw:custom-shape>
        <draw:frame presentation:style-name="pr5" draw:text-style-name="P24" draw:layer="layout" svg:width="25.5cm" svg:height="2.3cm" svg:x="0.7cm" svg:y="16cm" presentation:class="outline" presentation:user-transformed="true">
          <draw:text-box>
            <text:list text:style-name="L3">
              <text:list-item>
                <text:p><text:span text:style-name="T9">Обратите внимание, что стек растёт в сторону младших адресов.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Инструкции PUSH/POP</text:p>
          </draw:text-box>
        </draw:frame>
        <draw:frame presentation:style-name="pr5" draw:text-style-name="P18" draw:layer="layout" svg:width="25.5cm" svg:height="13.9cm" svg:x="1cm" svg:y="4.6cm" presentation:class="outline" presentation:user-transformed="true">
          <draw:text-box>
            <text:list text:style-name="L3">
              <text:list-item>
                <text:p text:style-name="P17"><text:span text:style-name="T4"><text:s text:c="10"/></text:span><text:span text:style-name="T4">PUSH src</text:span><text:span text:style-name="T4"><text:tab/></text:span><text:span text:style-name="T4"> <text:s text:c="10"/>RSP = RSP — 8</text:span></text:p>
              </text:list-item>
              <text:list-item>
                <text:p><text:span text:style-name="T4"><text:s text:c="29"/></text:span><text:span text:style-name="T4">MEM[RSP] = src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10"/></text:span><text:span text:style-name="T4">POP dst <text:s text:c="11"/>tmp = MEM[RSP]</text:span></text:p>
              </text:list-item>
              <text:list-item>
                <text:p text:style-name="P17"><text:span text:style-name="T4"><text:s text:c="29"/></text:span><text:span text:style-name="T4">RSP = RSP + 8</text:span></text:p>
              </text:list-item>
              <text:list-item>
                <text:p text:style-name="P17"><text:span text:style-name="T4"><text:s text:c="29"/></text:span><text:span text:style-name="T4">dst = tmp</text:span></text:p>
              </text:list-item>
              <text:list-item>
                <text:p text:style-name="P17"><text:span text:style-name="T4"/></text:p>
              </text:list-item>
            </text:list>
            <text:list text:style-name="L4">
              <text:list-item>
                <text:p text:style-name="P17"><text:span text:style-name="T1">Этот псевдокод написан так, чтобы быть верным даже когда аргументом инструкции является сам RSP. В этом случае PUSH вставляет уже уменьшенное значение RSP, а POP просто читает память и записывает в RSP.</text:span></text:p>
              </text:list-item>
            </text:list>
            <text:list text:style-name="L3">
              <text:list-item>
                <text:p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Инструкции CALL/RET</text:p>
          </draw:text-box>
        </draw:frame>
        <draw:frame presentation:style-name="pr5" draw:text-style-name="P24" draw:layer="layout" svg:width="25.5cm" svg:height="4.3cm" svg:x="1cm" svg:y="11.8cm" presentation:class="outline" presentation:user-transformed="true">
          <draw:text-box>
            <text:list text:style-name="L3">
              <text:list-item>
                <text:p text:style-name="P30"><text:span text:style-name="T6"><text:s text:c="10"/></text:span><text:span text:style-name="T6">CALL func <text:s text:c="9"/>PUSH &lt;адрес следующей </text:span><text:span text:style-name="T4">после CALL инструкции&gt;</text:span></text:p>
              </text:list-item>
              <text:list-item>
                <text:p text:style-name="P30"><text:span text:style-name="T4"><text:s text:c="29"/></text:span><text:span text:style-name="T4">JMP func</text:span></text:p>
              </text:list-item>
              <text:list-item>
                <text:p text:style-name="P30"><text:span text:style-name="T4"/></text:p>
              </text:list-item>
              <text:list-item>
                <text:p text:style-name="P30"><text:span text:style-name="T4"><text:s text:c="10"/></text:span><text:span text:style-name="T4">RET <text:s text:c="15"/>POP tmp</text:span></text:p>
              </text:list-item>
              <text:list-item>
                <text:p text:style-name="P30"><text:span text:style-name="T4"><text:s text:c="29"/></text:span><text:span text:style-name="T4">JMP tmp</text:span></text:p>
              </text:list-item>
              <text:list-item>
                <text:p text:style-name="P30"><text:span text:style-name="T4"/></text:p>
              </text:list-item>
              <text:list-item>
                <text:p text:style-name="P30"><text:span text:style-name="T4"/></text:p>
                <text:p text:style-name="P30"><text:span text:style-name="T4"/></text:p>
              </text:list-item>
            </text:list>
          </draw:text-box>
        </draw:frame>
        <draw:frame presentation:style-name="pr5" draw:text-style-name="P31" draw:layer="layout" svg:width="25.5cm" svg:height="5.4cm" svg:x="0.9cm" svg:y="5cm" presentation:class="outline" presentation:user-transformed="true">
          <draw:text-box>
            <text:list text:style-name="L3">
              <text:list-item>
                <text:p text:style-name="P30"><text:span text:style-name="T9">Ещё одной парой инструкция для работы со стеком являются инструкции CALL и RET. CALL используется для вызова функций, а RET для возврата из функций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Инструкции CALL/RET</text:p>
          </draw:text-box>
        </draw:frame>
        <draw:frame presentation:style-name="pr5" draw:text-style-name="P24" draw:layer="layout" svg:width="25.5cm" svg:height="4.3cm" svg:x="0.9cm" svg:y="13.8cm" presentation:class="outline" presentation:user-transformed="true">
          <draw:text-box>
            <text:list text:style-name="L3">
              <text:list-item>
                <text:p text:style-name="P30"><text:span text:style-name="T6"><text:s text:c="10"/></text:span><text:span text:style-name="T6">CALL func <text:s text:c="9"/>PUSH &lt;адрес следующей </text:span><text:span text:style-name="T4">после CALL инструкции&gt;</text:span></text:p>
              </text:list-item>
              <text:list-item>
                <text:p text:style-name="P30"><text:span text:style-name="T4"><text:s text:c="29"/></text:span><text:span text:style-name="T4">JMP func</text:span></text:p>
              </text:list-item>
              <text:list-item>
                <text:p text:style-name="P30"><text:span text:style-name="T4"/></text:p>
              </text:list-item>
              <text:list-item>
                <text:p text:style-name="P30"><text:span text:style-name="T4"><text:s text:c="10"/></text:span><text:span text:style-name="T4">RET <text:s text:c="15"/>POP tmp</text:span></text:p>
              </text:list-item>
              <text:list-item>
                <text:p text:style-name="P30"><text:span text:style-name="T4"><text:s text:c="29"/></text:span><text:span text:style-name="T4">JMP tmp</text:span></text:p>
              </text:list-item>
              <text:list-item>
                <text:p text:style-name="P30"><text:span text:style-name="T4"/></text:p>
              </text:list-item>
              <text:list-item>
                <text:p text:style-name="P30"><text:span text:style-name="T4"/></text:p>
                <text:p text:style-name="P30"><text:span text:style-name="T4"/></text:p>
              </text:list-item>
            </text:list>
          </draw:text-box>
        </draw:frame>
        <draw:custom-shape draw:style-name="gr31" draw:text-style-name="P32" draw:layer="layout" svg:width="1cm" svg:height="1cm" svg:x="5.8cm" svg:y="9.2cm">
          <text:p text:style-name="P19">BF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1cm" svg:height="1cm" svg:x="6.8cm" svg:y="9.2cm">
          <text:p text:style-name="P19">05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1cm" svg:height="1cm" svg:x="7.8cm" svg:y="9.2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1cm" svg:height="1cm" svg:x="8.8cm" svg:y="9.2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1cm" svg:height="1cm" svg:x="9.8cm" svg:y="9.2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1cm" svg:height="1cm" svg:x="10.8cm" svg:y="9.2cm">
          <text:p text:style-name="P19">BE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1cm" svg:height="1cm" svg:x="11.8cm" svg:y="9.2cm">
          <text:p text:style-name="P19">02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1cm" svg:height="1cm" svg:x="12.8cm" svg:y="9.2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1cm" svg:height="1cm" svg:x="13.8cm" svg:y="9.2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1cm" svg:height="1cm" svg:x="14.8cm" svg:y="9.2cm">
          <text:p text:style-name="P19">00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1cm" svg:height="1cm" svg:x="15.8cm" svg:y="9.2cm">
          <text:p text:style-name="P19">E8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1cm" svg:height="1cm" svg:x="16.8cm" svg:y="9.2cm">
          <text:p text:style-name="P19">EC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1cm" svg:height="1cm" svg:x="17.8cm" svg:y="9.2cm">
          <text:p text:style-name="P19">FF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1cm" svg:height="1cm" svg:x="18.8cm" svg:y="9.2cm">
          <text:p text:style-name="P19">FF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1cm" svg:height="1cm" svg:x="19.8cm" svg:y="9.2cm">
          <text:p text:style-name="P19">FF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1cm" svg:height="1cm" svg:x="20.8cm" svg:y="9.2cm">
          <text:p text:style-name="P19">C3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4.6cm" svg:y="9.2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2cm" svg:y="9.2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1.6cm" svg:height="0.8cm" svg:x="15.6cm" svg:y="8.2cm">
          <text:p text:style-name="P19">5CD1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1.6cm" svg:height="0.8cm" svg:x="20.6cm" svg:y="8.2cm">
          <text:p text:style-name="P19">5CD6</text:p>
          <draw:enhanced-geometry svg:viewBox="0 0 21600 21600" draw:type="rectangle" draw:enhanced-path="M 0 0 L 21600 0 21600 21600 0 21600 0 0 Z N"/>
        </draw:custom-shape>
        <draw:frame presentation:style-name="pr5" draw:text-style-name="P31" draw:layer="layout" svg:width="25.5cm" svg:height="2.8cm" svg:x="1.1cm" svg:y="4.8cm" presentation:class="outline" presentation:user-transformed="true">
          <draw:text-box>
            <text:list text:style-name="L3">
              <text:list-item>
                <text:p text:style-name="P30"><text:span text:style-name="T5">Что означает </text:span><text:span text:style-name="T10">«</text:span><text:span text:style-name="T6">адрес следующей </text:span><text:span text:style-name="T4">после CALL инструкции</text:span><text:span text:style-name="T11">»</text:span><text:span text:style-name="T9">? Рассмотрим на примере. Пусть инструкция CALL размещена по адресу 5CD1 и занимаете 5 байт, тогда адрес следующей инструкции </text:span><text:span text:style-name="T11">— </text:span><text:span text:style-name="T9">5CD6. Его инструкция CALL и запишет в стек. А после RET исполнение продолжится с этого адреса.</text:span></text:p>
                <text:p text:style-name="P30"><text:span text:style-name="T9"/></text:p>
              </text:list-item>
            </text:list>
          </draw:text-box>
        </draw:frame>
        <draw:custom-shape draw:style-name="gr34" draw:text-style-name="P33" draw:layer="layout" svg:width="5cm" svg:height="0.8cm" svg:x="15.8cm" svg:y="10.9cm">
          <text:p text:style-name="P19">CAL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ередача параметров в регистрах</text:p>
          </draw:text-box>
        </draw:frame>
        <draw:frame presentation:style-name="pr5" draw:text-style-name="P2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0"><text:span text:style-name="T4">func:</text:span></text:p>
              </text:list-item>
              <text:list-item>
                <text:p text:style-name="P30"><text:span text:style-name="T4"><text:s text:c="10"/></text:span><text:span text:style-name="T4">mov <text:s text:c="2"/>eax, edi</text:span></text:p>
              </text:list-item>
              <text:list-item>
                <text:p text:style-name="P30"><text:span text:style-name="T4"><text:s text:c="10"/></text:span><text:span text:style-name="T4">sub <text:s text:c="2"/>eax, esi</text:span></text:p>
              </text:list-item>
              <text:list-item>
                <text:p text:style-name="P30"><text:span text:style-name="T4"><text:s text:c="10"/></text:span><text:span text:style-name="T4">ret</text:span></text:p>
              </text:list-item>
              <text:list-item>
                <text:p text:style-name="P30"><text:span text:style-name="T4"/></text:p>
              </text:list-item>
              <text:list-item>
                <text:p text:style-name="P30"><text:span text:style-name="T4"/></text:p>
              </text:list-item>
              <text:list-item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12"><text:s text:c="10"/></text:span><text:span text:style-name="T12">mov <text:s text:c="2"/>edi, 5</text:span></text:p>
              </text:list-item>
              <text:list-item>
                <text:p text:style-name="P30"><text:span text:style-name="T12"><text:s text:c="10"/></text:span><text:span text:style-name="T12">mov <text:s text:c="2"/>esi, 2</text:span></text:p>
              </text:list-item>
              <text:list-item>
                <text:p text:style-name="P30"><text:span text:style-name="T12"><text:s text:c="10"/></text:span><text:span text:style-name="T12">call <text:s/>func <text:s text:c="17"/>; f(5, 2)</text:span></text:p>
              </text:list-item>
              <text:list-item>
                <text:p text:style-name="P30"><text:span text:style-name="T4"><text:s text:c="10"/></text:span><text:span text:style-name="T4">; eax = 3 </text:span></text:p>
              </text:list-item>
              <text:list-item>
                <text:p text:style-name="P30"><text:span text:style-name="T13"><text:s text:c="10"/></text:span><text:span text:style-name="T13">mov <text:s text:c="2"/>edi, 10</text:span></text:p>
              </text:list-item>
              <text:list-item>
                <text:p text:style-name="P30"><text:span text:style-name="T13"><text:s text:c="10"/></text:span><text:span text:style-name="T13">mov <text:s text:c="2"/>esi, 6</text:span></text:p>
              </text:list-item>
              <text:list-item>
                <text:p text:style-name="P30"><text:span text:style-name="T13"><text:s text:c="10"/></text:span><text:span text:style-name="T13">call <text:s/>func <text:s text:c="17"/>; f(10, 6)</text:span></text:p>
              </text:list-item>
              <text:list-item>
                <text:p text:style-name="P30"><text:span text:style-name="T4"><text:s text:c="10"/></text:span><text:span text:style-name="T4">; eax = 4</text:span></text:p>
              </text:list-item>
              <text:list-item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/></text:p>
              </text:list-item>
              <text:list-item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ередача параметров через стек</text:p>
          </draw:text-box>
        </draw:frame>
        <draw:frame presentation:style-name="pr5" draw:text-style-name="P24" draw:layer="layout" svg:width="25.4cm" svg:height="9.9cm" svg:x="1cm" svg:y="8.6cm" presentation:class="outline" presentation:user-transformed="true">
          <draw:text-box>
            <text:list text:style-name="L3">
              <text:list-header>
                <text:p text:style-name="P34"><text:span text:style-name="T4">func:</text:span></text:p>
              </text:list-header>
              <text:list-item>
                <text:p text:style-name="P30"><text:span text:style-name="T4"><text:s text:c="10"/></text:span><text:span text:style-name="T4">mov <text:s text:c="2"/>rax, </text:span><text:span text:style-name="T14">?</text:span></text:p>
              </text:list-item>
              <text:list-item>
                <text:p text:style-name="P30"><text:span text:style-name="T4"><text:s text:c="10"/></text:span><text:span text:style-name="T4">sub <text:s text:c="2"/>rax, </text:span><text:span text:style-name="T14">?</text:span></text:p>
              </text:list-item>
              <text:list-item>
                <text:p text:style-name="P30"><text:span text:style-name="T4"><text:s text:c="10"/></text:span><text:span text:style-name="T4">ret</text:span></text:p>
              </text:list-item>
              <text:list-item>
                <text:p text:style-name="P30"><text:span text:style-name="T4"/></text:p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><text:s text:c="10"/></text:span><text:span text:style-name="T4">push <text:s/>5</text:span></text:p>
              </text:list-item>
              <text:list-item>
                <text:p text:style-name="P30"><text:span text:style-name="T4"><text:s text:c="10"/></text:span><text:span text:style-name="T4">push <text:s/>2</text:span></text:p>
              </text:list-item>
              <text:list-item>
                <text:p text:style-name="P30"><text:span text:style-name="T4"><text:s text:c="10"/></text:span><text:span text:style-name="T4">call <text:s/>func</text:span></text:p>
              </text:list-item>
              <text:list-item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/></text:p>
              </text:list-item>
              <text:list-item>
                <text:p text:style-name="P1"><text:span text:style-name="T4"/></text:p>
              </text:list-item>
            </text:list>
          </draw:text-box>
        </draw:frame>
        <draw:custom-shape draw:style-name="gr35" draw:text-style-name="P32" draw:layer="layout" svg:width="4.8cm" svg:height="1cm" svg:x="6.9cm" svg:y="6.801cm">
          <text:p text:style-name="P19">Адрес возврата</text:p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4.8cm" svg:height="1cm" svg:x="11.7cm" svg:y="6.801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4.8cm" svg:height="1cm" svg:x="16.5cm" svg:y="6.8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15.4cm" svg:y="6cm">
          <text:p text:style-name="P19">RSP+16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10.6cm" svg:y="6cm">
          <text:p text:style-name="P19">RSP+8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5.6cm" svg:y="6cm">
          <text:p text:style-name="P19">RSP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8cm" svg:height="0.8cm" svg:x="0.2cm" svg:y="4.601cm">
          <text:p text:style-name="P19">RSP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7cm" svg:y1="6.9cm" svg:x2="7cm" svg:y2="5cm">
          <text:p/>
        </draw:line>
        <draw:line draw:style-name="gr26" draw:text-style-name="P22" draw:layer="layout" svg:x1="2cm" svg:y1="5cm" svg:x2="7cm" svg:y2="5cm">
          <text:p/>
        </draw:line>
        <draw:custom-shape draw:style-name="gr27" draw:text-style-name="P23" draw:layer="layout" svg:width="1cm" svg:height="1cm" svg:x="0.8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2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4.8cm" svg:height="1cm" svg:x="21.3cm" svg:y="6.801cm">
          <text:p text:style-name="P19">?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4.8cm" svg:height="1cm" svg:x="2.1cm" svg:y="6.801cm">
          <text:p text:style-name="P19">?</text:p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1.6cm" svg:height="0.8cm" svg:x="0.3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ередача параметров через стек</text:p>
          </draw:text-box>
        </draw:frame>
        <draw:frame presentation:style-name="pr5" draw:text-style-name="P24" draw:layer="layout" svg:width="25.4cm" svg:height="9.9cm" svg:x="1cm" svg:y="8.6cm" presentation:class="outline" presentation:user-transformed="true">
          <draw:text-box>
            <text:list text:style-name="L3">
              <text:list-header>
                <text:p text:style-name="P34"><text:span text:style-name="T4">func:</text:span></text:p>
              </text:list-header>
              <text:list-item>
                <text:p text:style-name="P30"><text:span text:style-name="T4"><text:s text:c="10"/></text:span><text:span text:style-name="T4">mov <text:s text:c="2"/>rax, </text:span><text:span text:style-name="T12">[rsp+16]</text:span></text:p>
              </text:list-item>
              <text:list-item>
                <text:p text:style-name="P30"><text:span text:style-name="T4"><text:s text:c="10"/></text:span><text:span text:style-name="T4">sub <text:s text:c="2"/>rax, </text:span><text:span text:style-name="T12">[rsp+8]</text:span></text:p>
              </text:list-item>
              <text:list-item>
                <text:p text:style-name="P30"><text:span text:style-name="T4"><text:s text:c="10"/></text:span><text:span text:style-name="T4">ret</text:span></text:p>
              </text:list-item>
              <text:list-item>
                <text:p text:style-name="P30"><text:span text:style-name="T4"/></text:p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><text:s text:c="10"/></text:span><text:span text:style-name="T4">push <text:s/>5</text:span></text:p>
              </text:list-item>
              <text:list-item>
                <text:p text:style-name="P30"><text:span text:style-name="T4"><text:s text:c="10"/></text:span><text:span text:style-name="T4">push <text:s/>2</text:span></text:p>
              </text:list-item>
              <text:list-item>
                <text:p text:style-name="P30"><text:span text:style-name="T4"><text:s text:c="10"/></text:span><text:span text:style-name="T4">call <text:s/>func</text:span></text:p>
              </text:list-item>
              <text:list-item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/></text:p>
              </text:list-item>
              <text:list-item>
                <text:p text:style-name="P1"><text:span text:style-name="T4"/></text:p>
              </text:list-item>
            </text:list>
          </draw:text-box>
        </draw:frame>
        <draw:custom-shape draw:style-name="gr35" draw:text-style-name="P32" draw:layer="layout" svg:width="4.8cm" svg:height="1cm" svg:x="6.9cm" svg:y="6.801cm">
          <text:p text:style-name="P19">Адрес возврата</text:p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4.8cm" svg:height="1cm" svg:x="11.7cm" svg:y="6.801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4.8cm" svg:height="1cm" svg:x="16.5cm" svg:y="6.8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15.4cm" svg:y="6cm">
          <text:p text:style-name="P19">RSP+16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10.6cm" svg:y="6cm">
          <text:p text:style-name="P19">RSP+8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5.6cm" svg:y="6cm">
          <text:p text:style-name="P19">RSP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8cm" svg:height="0.8cm" svg:x="0.2cm" svg:y="4.601cm">
          <text:p text:style-name="P19">RSP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7cm" svg:y1="6.9cm" svg:x2="7cm" svg:y2="5cm">
          <text:p/>
        </draw:line>
        <draw:line draw:style-name="gr26" draw:text-style-name="P22" draw:layer="layout" svg:x1="2cm" svg:y1="5cm" svg:x2="7cm" svg:y2="5cm">
          <text:p/>
        </draw:line>
        <draw:custom-shape draw:style-name="gr27" draw:text-style-name="P23" draw:layer="layout" svg:width="1cm" svg:height="1cm" svg:x="0.8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2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4.8cm" svg:height="1cm" svg:x="21.3cm" svg:y="6.801cm">
          <text:p text:style-name="P19">?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4.8cm" svg:height="1cm" svg:x="2.1cm" svg:y="6.801cm">
          <text:p text:style-name="P19">?</text:p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1.6cm" svg:height="0.8cm" svg:x="0.3cm" svg:y="9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ередача параметров через стек</text:p>
          </draw:text-box>
        </draw:frame>
        <draw:frame presentation:style-name="pr5" draw:text-style-name="P24" draw:layer="layout" svg:width="25.4cm" svg:height="9.9cm" svg:x="1cm" svg:y="8.6cm" presentation:class="outline" presentation:user-transformed="true">
          <draw:text-box>
            <text:list text:style-name="L3">
              <text:list-header>
                <text:p text:style-name="P34"><text:span text:style-name="T4">func:</text:span></text:p>
              </text:list-header>
              <text:list-item>
                <text:p text:style-name="P30"><text:span text:style-name="T4"><text:s text:c="10"/></text:span><text:span text:style-name="T4">mov <text:s text:c="2"/>rax, </text:span><text:span text:style-name="T15">[rsp+16]</text:span></text:p>
              </text:list-item>
              <text:list-item>
                <text:p text:style-name="P30"><text:span text:style-name="T15"><text:s text:c="10"/></text:span><text:span text:style-name="T15">sub <text:s text:c="2"/>rax, [rsp+8]</text:span></text:p>
              </text:list-item>
              <text:list-item>
                <text:p text:style-name="P30"><text:span text:style-name="T4"><text:s text:c="10"/></text:span><text:span text:style-name="T4">ret</text:span></text:p>
              </text:list-item>
              <text:list-item>
                <text:p text:style-name="P30"><text:span text:style-name="T4"/></text:p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><text:s text:c="10"/></text:span><text:span text:style-name="T4">push <text:s/>5</text:span></text:p>
              </text:list-item>
              <text:list-item>
                <text:p text:style-name="P30"><text:span text:style-name="T4"><text:s text:c="10"/></text:span><text:span text:style-name="T4">push <text:s/>2</text:span></text:p>
              </text:list-item>
              <text:list-item>
                <text:p text:style-name="P30"><text:span text:style-name="T4"><text:s text:c="10"/></text:span><text:span text:style-name="T4">call <text:s/>func</text:span></text:p>
              </text:list-item>
              <text:list-item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/></text:p>
              </text:list-item>
              <text:list-item>
                <text:p text:style-name="P1"><text:span text:style-name="T4"/></text:p>
              </text:list-item>
            </text:list>
          </draw:text-box>
        </draw:frame>
        <draw:custom-shape draw:style-name="gr38" draw:text-style-name="P20" draw:layer="layout" svg:width="4.8cm" svg:height="1cm" svg:x="6.9cm" svg:y="6.801cm">
          <text:p text:style-name="P19">Адрес возврат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2" draw:layer="layout" svg:width="4.8cm" svg:height="1cm" svg:x="11.7cm" svg:y="6.801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4.8cm" svg:height="1cm" svg:x="16.5cm" svg:y="6.8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15.4cm" svg:y="6cm">
          <text:p text:style-name="P19">RSP+8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10.5cm" svg:y="6cm">
          <text:p text:style-name="P19">RSP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8cm" svg:height="0.8cm" svg:x="0.2cm" svg:y="4.601cm">
          <text:p text:style-name="P19">RSP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11.8cm" svg:y1="6.801cm" svg:x2="11.8cm" svg:y2="5cm">
          <text:p/>
        </draw:line>
        <draw:line draw:style-name="gr26" draw:text-style-name="P22" draw:layer="layout" svg:x1="2cm" svg:y1="5cm" svg:x2="11.8cm" svg:y2="5cm">
          <text:p/>
        </draw:line>
        <draw:custom-shape draw:style-name="gr27" draw:text-style-name="P23" draw:layer="layout" svg:width="1cm" svg:height="1cm" svg:x="0.8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2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4.8cm" svg:height="1cm" svg:x="21.3cm" svg:y="6.801cm">
          <text:p text:style-name="P19">?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4.8cm" svg:height="1cm" svg:x="2.1cm" svg:y="6.801cm">
          <text:p text:style-name="P19">?</text:p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1.6cm" svg:height="0.8cm" svg:x="0.2cm" svg:y="1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ередача параметров через стек</text:p>
          </draw:text-box>
        </draw:frame>
        <draw:frame presentation:style-name="pr5" draw:text-style-name="P24" draw:layer="layout" svg:width="25.4cm" svg:height="9.9cm" svg:x="1cm" svg:y="8.6cm" presentation:class="outline" presentation:user-transformed="true">
          <draw:text-box>
            <text:list text:style-name="L3">
              <text:list-header>
                <text:p text:style-name="P34"><text:span text:style-name="T4">func:</text:span></text:p>
              </text:list-header>
              <text:list-item>
                <text:p text:style-name="P30"><text:span text:style-name="T4"><text:s text:c="10"/></text:span><text:span text:style-name="T4">mov <text:s text:c="2"/>rax, </text:span><text:span text:style-name="T15">[rsp+16]</text:span></text:p>
              </text:list-item>
              <text:list-item>
                <text:p text:style-name="P30"><text:span text:style-name="T15"><text:s text:c="10"/></text:span><text:span text:style-name="T15">sub <text:s text:c="2"/>rax, [rsp+8]</text:span></text:p>
              </text:list-item>
              <text:list-item>
                <text:p text:style-name="P30"><text:span text:style-name="T4"><text:s text:c="10"/></text:span><text:span text:style-name="T4">ret</text:span></text:p>
              </text:list-item>
              <text:list-item>
                <text:p text:style-name="P30"><text:span text:style-name="T4"/></text:p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><text:s text:c="10"/></text:span><text:span text:style-name="T4">push <text:s/>5</text:span></text:p>
              </text:list-item>
              <text:list-item>
                <text:p text:style-name="P30"><text:span text:style-name="T4"><text:s text:c="10"/></text:span><text:span text:style-name="T4">push <text:s/>2</text:span></text:p>
              </text:list-item>
              <text:list-item>
                <text:p text:style-name="P30"><text:span text:style-name="T4"><text:s text:c="10"/></text:span><text:span text:style-name="T4">call <text:s/>func</text:span></text:p>
              </text:list-item>
              <text:list-item>
                <text:p text:style-name="P30"><text:span text:style-name="T4"><text:s text:c="10"/></text:span><text:span text:style-name="T12">add <text:s text:c="2"/>rsp, 16</text:span></text:p>
              </text:list-item>
              <text:list-item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/></text:p>
              </text:list-item>
              <text:list-item>
                <text:p text:style-name="P1"><text:span text:style-name="T4"/></text:p>
              </text:list-item>
            </text:list>
          </draw:text-box>
        </draw:frame>
        <draw:custom-shape draw:style-name="gr38" draw:text-style-name="P20" draw:layer="layout" svg:width="4.8cm" svg:height="1cm" svg:x="6.9cm" svg:y="6.801cm">
          <text:p text:style-name="P19">Адрес возврат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0" draw:layer="layout" svg:width="4.8cm" svg:height="1cm" svg:x="11.7cm" svg:y="6.801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4.8cm" svg:height="1cm" svg:x="16.5cm" svg:y="6.8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20cm" svg:y="6cm">
          <text:p text:style-name="P19">RSP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8cm" svg:height="0.8cm" svg:x="0.2cm" svg:y="4.601cm">
          <text:p text:style-name="P19">RSP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21.4cm" svg:y1="6.9cm" svg:x2="21.4cm" svg:y2="5cm">
          <text:p/>
        </draw:line>
        <draw:line draw:style-name="gr26" draw:text-style-name="P22" draw:layer="layout" svg:x1="2cm" svg:y1="5cm" svg:x2="21.4cm" svg:y2="5cm">
          <text:p/>
        </draw:line>
        <draw:custom-shape draw:style-name="gr27" draw:text-style-name="P23" draw:layer="layout" svg:width="1cm" svg:height="1cm" svg:x="0.8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2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4.8cm" svg:height="1cm" svg:x="21.3cm" svg:y="6.801cm">
          <text:p text:style-name="P19">?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4.8cm" svg:height="1cm" svg:x="2.1cm" svg:y="6.801cm">
          <text:p text:style-name="P19">?</text:p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1.6cm" svg:height="0.8cm" svg:x="0.4cm" svg:y="1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ередача параметров через стек</text:p>
          </draw:text-box>
        </draw:frame>
        <draw:frame presentation:style-name="pr5" draw:text-style-name="P1" draw:layer="layout" svg:width="25.4cm" svg:height="13.7cm" svg:x="1cm" svg:y="4.8cm" presentation:class="outline" presentation:user-transformed="true">
          <draw:text-box>
            <text:list text:style-name="L3">
              <text:list-item>
                <text:p text:style-name="P34"><text:span text:style-name="T5">Можно ли внести </text:span><text:span text:style-name="T16">add rsp, 16</text:span><text:span text:style-name="T17"> внутрь функции?</text:span></text:p>
              </text:list-item>
              <text:list-item>
                <text:p text:style-name="P34"><text:span text:style-name="T17"/></text:p>
              </text:list-item>
              <text:list-item>
                <text:p text:style-name="P34"><text:span text:style-name="T4">func:</text:span></text:p>
              </text:list-item>
              <text:list-item>
                <text:p text:style-name="P30"><text:span text:style-name="T4"><text:s text:c="10"/></text:span><text:span text:style-name="T4">mov <text:s text:c="2"/>rax, </text:span><text:span text:style-name="T15">[rsp+16]</text:span></text:p>
              </text:list-item>
              <text:list-item>
                <text:p text:style-name="P30"><text:span text:style-name="T15"><text:s text:c="10"/></text:span><text:span text:style-name="T15">sub <text:s text:c="2"/>rax, [rsp+8]</text:span></text:p>
              </text:list-item>
              <text:list-item>
                <text:p text:style-name="P30"><text:span text:style-name="T4"><text:s text:c="10"/></text:span><text:span text:style-name="T12">add <text:s text:c="2"/>rsp, 16</text:span></text:p>
              </text:list-item>
              <text:list-item>
                <text:p text:style-name="P30"><text:span text:style-name="T4"><text:s text:c="10"/></text:span><text:span text:style-name="T4">ret</text:span></text:p>
              </text:list-item>
              <text:list-item>
                <text:p text:style-name="P30"><text:span text:style-name="T4"/></text:p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><text:s text:c="10"/></text:span><text:span text:style-name="T4">push <text:s/>5</text:span></text:p>
              </text:list-item>
              <text:list-item>
                <text:p text:style-name="P30"><text:span text:style-name="T4"><text:s text:c="10"/></text:span><text:span text:style-name="T4">push <text:s/>2</text:span></text:p>
              </text:list-item>
              <text:list-item>
                <text:p text:style-name="P30"><text:span text:style-name="T4"><text:s text:c="10"/></text:span><text:span text:style-name="T4">call <text:s/>func</text:span></text:p>
              </text:list-item>
              <text:list-item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/></text:p>
              </text:list-item>
              <text:list-item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ередача параметров через стек</text:p>
          </draw:text-box>
        </draw:frame>
        <draw:frame presentation:style-name="pr5" draw:text-style-name="P1" draw:layer="layout" svg:width="25.4cm" svg:height="9.9cm" svg:x="1cm" svg:y="8.6cm" presentation:class="outline" presentation:user-transformed="true">
          <draw:text-box>
            <text:list text:style-name="L3">
              <text:list-item>
                <text:p text:style-name="P34"><text:span text:style-name="T17"/></text:p>
              </text:list-item>
              <text:list-item>
                <text:p text:style-name="P34"><text:span text:style-name="T17"/></text:p>
              </text:list-item>
              <text:list-item>
                <text:p text:style-name="P34"><text:span text:style-name="T4">func:</text:span></text:p>
              </text:list-item>
              <text:list-item>
                <text:p text:style-name="P30"><text:span text:style-name="T4"><text:s text:c="10"/></text:span><text:span text:style-name="T4">mov <text:s text:c="2"/>rax, </text:span><text:span text:style-name="T15">[rsp+16]</text:span></text:p>
              </text:list-item>
              <text:list-item>
                <text:p text:style-name="P30"><text:span text:style-name="T15"><text:s text:c="10"/></text:span><text:span text:style-name="T15">sub <text:s text:c="2"/>rax, [rsp+8]</text:span></text:p>
              </text:list-item>
              <text:list-item>
                <text:p text:style-name="P30"><text:span text:style-name="T4"><text:s text:c="10"/></text:span><text:span text:style-name="T12">add <text:s text:c="2"/>rsp, 16</text:span></text:p>
              </text:list-item>
              <text:list-item>
                <text:p text:style-name="P30"><text:span text:style-name="T4"><text:s text:c="10"/></text:span><text:span text:style-name="T4">ret</text:span></text:p>
              </text:list-item>
              <text:list-item>
                <text:p text:style-name="P30"><text:span text:style-name="T4"/></text:p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><text:s text:c="10"/></text:span><text:span text:style-name="T4">push <text:s/>5</text:span></text:p>
              </text:list-item>
              <text:list-item>
                <text:p text:style-name="P30"><text:span text:style-name="T4"><text:s text:c="10"/></text:span><text:span text:style-name="T4">push <text:s/>2</text:span></text:p>
              </text:list-item>
              <text:list-item>
                <text:p text:style-name="P30"><text:span text:style-name="T4"><text:s text:c="10"/></text:span><text:span text:style-name="T4">call <text:s/>func</text:span></text:p>
              </text:list-item>
              <text:list-item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/></text:p>
              </text:list-item>
              <text:list-item>
                <text:p text:style-name="P1"><text:span text:style-name="T4"/></text:p>
              </text:list-item>
            </text:list>
          </draw:text-box>
        </draw:frame>
        <draw:custom-shape draw:style-name="gr35" draw:text-style-name="P29" draw:layer="layout" svg:width="4.8cm" svg:height="1cm" svg:x="6.9cm" svg:y="6.801cm">
          <text:p text:style-name="P25"><text:span text:style-name="T8">Адрес возвра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4.8cm" svg:height="1cm" svg:x="11.7cm" svg:y="6.801cm">
          <text:p text:style-name="P25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8cm" svg:height="1cm" svg:x="16.5cm" svg:y="6.8cm">
          <text:p text:style-name="P25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8cm" svg:height="0.8cm" svg:x="0.2cm" svg:y="4.601cm">
          <text:p text:style-name="P25"><text:span text:style-name="T8">RSP</text:span>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7.2cm" svg:y1="6.9cm" svg:x2="7.2cm" svg:y2="5cm">
          <text:p/>
        </draw:line>
        <draw:line draw:style-name="gr26" draw:text-style-name="P22" draw:layer="layout" svg:x1="2cm" svg:y1="5cm" svg:x2="7.2cm" svg:y2="5cm">
          <text:p/>
        </draw:line>
        <draw:custom-shape draw:style-name="gr27" draw:text-style-name="P28" draw:layer="layout" svg:width="1cm" svg:height="1cm" svg:x="0.8cm" svg:y="6.901cm">
          <text:p text:style-name="P25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cm" svg:height="1cm" svg:x="26.2cm" svg:y="6.901cm">
          <text:p text:style-name="P25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4.8cm" svg:height="1cm" svg:x="21.3cm" svg:y="6.801cm">
          <text:p text:style-name="P25"><text:span text:style-name="T8">?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4.8cm" svg:height="1cm" svg:x="2.1cm" svg:y="6.801cm">
          <text:p text:style-name="P25"><text:span text:style-name="T8">?</text:span></text:p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1.6cm" svg:height="0.8cm" svg:x="0.4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ередача параметров через стек</text:p>
          </draw:text-box>
        </draw:frame>
        <draw:frame presentation:style-name="pr5" draw:text-style-name="P1" draw:layer="layout" svg:width="25.4cm" svg:height="9.9cm" svg:x="1cm" svg:y="8.6cm" presentation:class="outline" presentation:user-transformed="true">
          <draw:text-box>
            <text:list text:style-name="L3">
              <text:list-item>
                <text:p text:style-name="P34"><text:span text:style-name="T5">Нельзя вносить </text:span><text:span text:style-name="T16">add rsp, 16</text:span><text:span text:style-name="T17"> внутрь функции.</text:span></text:p>
              </text:list-item>
              <text:list-item>
                <text:p text:style-name="P34"><text:span text:style-name="T17"/></text:p>
              </text:list-item>
              <text:list-item>
                <text:p text:style-name="P34"><text:span text:style-name="T4">func:</text:span></text:p>
              </text:list-item>
              <text:list-item>
                <text:p text:style-name="P30"><text:span text:style-name="T4"><text:s text:c="10"/></text:span><text:span text:style-name="T4">mov <text:s text:c="2"/>rax, </text:span><text:span text:style-name="T15">[rsp+16]</text:span></text:p>
              </text:list-item>
              <text:list-item>
                <text:p text:style-name="P30"><text:span text:style-name="T15"><text:s text:c="10"/></text:span><text:span text:style-name="T15">sub <text:s text:c="2"/>rax, [rsp+8]</text:span></text:p>
              </text:list-item>
              <text:list-item>
                <text:p text:style-name="P30"><text:span text:style-name="T4"><text:s text:c="10"/></text:span><text:span text:style-name="T12">add <text:s text:c="2"/>rsp, 16</text:span></text:p>
              </text:list-item>
              <text:list-item>
                <text:p text:style-name="P30"><text:span text:style-name="T4"><text:s text:c="10"/></text:span><text:span text:style-name="T4">ret</text:span></text:p>
              </text:list-item>
              <text:list-item>
                <text:p text:style-name="P30"><text:span text:style-name="T4"/></text:p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><text:s text:c="10"/></text:span><text:span text:style-name="T4">push <text:s/>5</text:span></text:p>
              </text:list-item>
              <text:list-item>
                <text:p text:style-name="P30"><text:span text:style-name="T4"><text:s text:c="10"/></text:span><text:span text:style-name="T4">push <text:s/>2</text:span></text:p>
              </text:list-item>
              <text:list-item>
                <text:p text:style-name="P30"><text:span text:style-name="T4"><text:s text:c="10"/></text:span><text:span text:style-name="T4">call <text:s/>func</text:span></text:p>
              </text:list-item>
              <text:list-item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/></text:p>
              </text:list-item>
              <text:list-item>
                <text:p text:style-name="P1"><text:span text:style-name="T4"/></text:p>
              </text:list-item>
            </text:list>
          </draw:text-box>
        </draw:frame>
        <draw:custom-shape draw:style-name="gr38" draw:text-style-name="P26" draw:layer="layout" svg:width="4.8cm" svg:height="1cm" svg:x="6.9cm" svg:y="6.801cm">
          <text:p text:style-name="P25"><text:span text:style-name="T8">Адрес возвра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draw:layer="layout" svg:width="4.8cm" svg:height="1cm" svg:x="11.7cm" svg:y="6.801cm">
          <text:p text:style-name="P25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8cm" svg:height="1cm" svg:x="16.5cm" svg:y="6.8cm">
          <text:p text:style-name="P25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4.2cm" svg:height="0.8cm" svg:x="15.2cm" svg:y="6.001cm">
          <text:p text:style-name="P25"><text:span text:style-name="T8">RSP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8cm" svg:height="0.8cm" svg:x="0.2cm" svg:y="4.601cm">
          <text:p text:style-name="P25"><text:span text:style-name="T8">RSP</text:span>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16.6cm" svg:y1="6.9cm" svg:x2="16.6cm" svg:y2="5cm">
          <text:p/>
        </draw:line>
        <draw:line draw:style-name="gr26" draw:text-style-name="P22" draw:layer="layout" svg:x1="2cm" svg:y1="5cm" svg:x2="16.6cm" svg:y2="5cm">
          <text:p/>
        </draw:line>
        <draw:custom-shape draw:style-name="gr27" draw:text-style-name="P28" draw:layer="layout" svg:width="1cm" svg:height="1cm" svg:x="0.8cm" svg:y="6.901cm">
          <text:p text:style-name="P25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cm" svg:height="1cm" svg:x="26.2cm" svg:y="6.901cm">
          <text:p text:style-name="P25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4.8cm" svg:height="1cm" svg:x="21.3cm" svg:y="6.801cm">
          <text:p text:style-name="P25"><text:span text:style-name="T8">?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4.8cm" svg:height="1cm" svg:x="2.1cm" svg:y="6.801cm">
          <text:p text:style-name="P25"><text:span text:style-name="T8">?</text:span></text:p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1.6cm" svg:height="0.8cm" svg:x="0.4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Инструкция ret n</text:p>
          </draw:text-box>
        </draw:frame>
        <draw:frame presentation:style-name="pr5" draw:text-style-name="P24" draw:layer="layout" svg:width="25.5cm" svg:height="6.9cm" svg:x="1cm" svg:y="5.5cm" presentation:class="outline" presentation:user-transformed="true">
          <draw:text-box>
            <text:list text:style-name="L3">
              <text:list-item>
                <text:p text:style-name="P30"><text:span text:style-name="T4"><text:s text:c="10"/></text:span><text:span text:style-name="T4">RET <text:s text:c="15"/>POP tmp</text:span></text:p>
              </text:list-item>
              <text:list-item>
                <text:p text:style-name="P30"><text:span text:style-name="T4"><text:s text:c="29"/></text:span><text:span text:style-name="T4">JMP tmp</text:span></text:p>
              </text:list-item>
              <text:list-item>
                <text:p text:style-name="P30"><text:span text:style-name="T4"/></text:p>
              </text:list-item>
              <text:list-item>
                <text:p text:style-name="P30"><text:span text:style-name="T4"><text:s text:c="10"/></text:span><text:span text:style-name="T4">RET n <text:s text:c="13"/>POP tmp</text:span></text:p>
              </text:list-item>
              <text:list-item>
                <text:p text:style-name="P30"><text:span text:style-name="T4"><text:s text:c="29"/></text:span><text:span text:style-name="T4">RSP = RSP + n</text:span></text:p>
              </text:list-item>
              <text:list-item>
                <text:p text:style-name="P30"><text:span text:style-name="T4"><text:s text:c="29"/></text:span><text:span text:style-name="T4">JMP tmp <text:s/></text:span></text:p>
              </text:list-item>
              <text:list-item>
                <text:p text:style-name="P30"><text:span text:style-name="T4"/></text:p>
              </text:list-item>
              <text:list-item>
                <text:p text:style-name="P30"><text:span text:style-name="T4"/></text:p>
                <text:p text:style-name="P30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ередача параметров через стек</text:p>
          </draw:text-box>
        </draw:frame>
        <draw:frame presentation:style-name="pr5" draw:text-style-name="P24" draw:layer="layout" svg:width="25.4cm" svg:height="9.9cm" svg:x="1cm" svg:y="8.6cm" presentation:class="outline" presentation:user-transformed="true">
          <draw:text-box>
            <text:list text:style-name="L3">
              <text:list-item>
                <text:p text:style-name="P34"><text:span text:style-name="T4">func:</text:span></text:p>
              </text:list-item>
              <text:list-item>
                <text:p text:style-name="P30"><text:span text:style-name="T4"><text:s text:c="10"/></text:span><text:span text:style-name="T4">mov <text:s text:c="2"/>rax, </text:span><text:span text:style-name="T15">[rsp+16]</text:span></text:p>
              </text:list-item>
              <text:list-item>
                <text:p text:style-name="P30"><text:span text:style-name="T15"><text:s text:c="10"/></text:span><text:span text:style-name="T15">sub <text:s text:c="2"/>rax, [rsp+8]</text:span></text:p>
              </text:list-item>
              <text:list-item>
                <text:p text:style-name="P30"><text:span text:style-name="T4"><text:s text:c="10"/></text:span><text:span text:style-name="T14">ret <text:s text:c="2"/>16</text:span></text:p>
              </text:list-item>
              <text:list-item>
                <text:p text:style-name="P30"><text:span text:style-name="T4"/></text:p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><text:s text:c="10"/></text:span><text:span text:style-name="T4">push <text:s/>5</text:span></text:p>
              </text:list-item>
              <text:list-item>
                <text:p text:style-name="P30"><text:span text:style-name="T4"><text:s text:c="10"/></text:span><text:span text:style-name="T4">push <text:s/>2</text:span></text:p>
              </text:list-item>
              <text:list-item>
                <text:p text:style-name="P30"><text:span text:style-name="T4"><text:s text:c="10"/></text:span><text:span text:style-name="T4">call <text:s/>func</text:span></text:p>
              </text:list-item>
              <text:list-item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/></text:p>
              </text:list-item>
              <text:list-item>
                <text:p text:style-name="P1"><text:span text:style-name="T4"/></text:p>
              </text:list-item>
            </text:list>
          </draw:text-box>
        </draw:frame>
        <draw:custom-shape draw:style-name="gr38" draw:text-style-name="P26" draw:layer="layout" svg:width="4.8cm" svg:height="1cm" svg:x="6.9cm" svg:y="6.801cm">
          <text:p text:style-name="P25"><text:span text:style-name="T8">Адрес возвра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draw:layer="layout" svg:width="4.8cm" svg:height="1cm" svg:x="11.7cm" svg:y="6.801cm">
          <text:p text:style-name="P25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4.8cm" svg:height="1cm" svg:x="16.5cm" svg:y="6.8cm">
          <text:p text:style-name="P25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4.2cm" svg:height="0.8cm" svg:x="20cm" svg:y="6cm">
          <text:p text:style-name="P25"><text:span text:style-name="T8">RSP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8cm" svg:height="0.8cm" svg:x="0.2cm" svg:y="4.601cm">
          <text:p text:style-name="P25"><text:span text:style-name="T8">RSP</text:span>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21.4cm" svg:y1="6.801cm" svg:x2="21.4cm" svg:y2="4.901cm">
          <text:p/>
        </draw:line>
        <draw:line draw:style-name="gr26" draw:text-style-name="P22" draw:layer="layout" svg:x1="2cm" svg:y1="5cm" svg:x2="21.4cm" svg:y2="4.901cm">
          <text:p/>
        </draw:line>
        <draw:custom-shape draw:style-name="gr27" draw:text-style-name="P28" draw:layer="layout" svg:width="1cm" svg:height="1cm" svg:x="0.8cm" svg:y="6.901cm">
          <text:p text:style-name="P25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cm" svg:height="1cm" svg:x="26.2cm" svg:y="6.901cm">
          <text:p text:style-name="P25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4.8cm" svg:height="1cm" svg:x="21.3cm" svg:y="6.801cm">
          <text:p text:style-name="P25"><text:span text:style-name="T8">?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4.8cm" svg:height="1cm" svg:x="2.1cm" svg:y="6.801cm">
          <text:p text:style-name="P25"><text:span text:style-name="T8">?</text:span></text:p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1.6cm" svg:height="0.8cm" svg:x="0.4cm" svg:y="1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Локальные переменные</text:p>
          </draw:text-box>
        </draw:frame>
        <draw:frame presentation:style-name="pr5" draw:text-style-name="P24" draw:layer="layout" svg:width="25.4cm" svg:height="9.9cm" svg:x="1cm" svg:y="8.6cm" presentation:class="outline" presentation:user-transformed="true">
          <draw:text-box>
            <text:list text:style-name="L3">
              <text:list-header>
                <text:p text:style-name="P34"><text:span text:style-name="T4">func:</text:span></text:p>
              </text:list-header>
              <text:list-item>
                <text:p text:style-name="P34"><text:span text:style-name="T4"><text:s text:c="10"/></text:span><text:span text:style-name="T4">sub <text:s text:c="2"/>rsp, 72</text:span></text:p>
              </text:list-item>
              <text:list-item>
                <text:p text:style-name="P30"><text:span text:style-name="T4"><text:s text:c="10"/></text:span><text:span text:style-name="T4">mov <text:s text:c="2"/>rax, </text:span><text:span text:style-name="T12">[rsp+80]</text:span></text:p>
              </text:list-item>
              <text:list-item>
                <text:p text:style-name="P30"><text:span text:style-name="T4"><text:s text:c="10"/></text:span><text:span text:style-name="T4">sub <text:s text:c="2"/>rax, </text:span><text:span text:style-name="T12">[rsp+88]</text:span></text:p>
              </text:list-item>
              <text:list-item>
                <text:p text:style-name="P30"><text:span text:style-name="T18"><text:s text:c="10"/></text:span><text:span text:style-name="T18">add <text:s text:c="2"/>rsp, 72</text:span></text:p>
              </text:list-item>
              <text:list-item>
                <text:p text:style-name="P30"><text:span text:style-name="T4"><text:s text:c="10"/></text:span><text:span text:style-name="T4">ret</text:span></text:p>
              </text:list-item>
              <text:list-item>
                <text:p text:style-name="P30"><text:span text:style-name="T4"/></text:p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><text:s text:c="10"/></text:span><text:span text:style-name="T4">push <text:s/>2</text:span></text:p>
              </text:list-item>
              <text:list-item>
                <text:p text:style-name="P30"><text:span text:style-name="T4"><text:s text:c="10"/></text:span><text:span text:style-name="T4">push <text:s/>5</text:span></text:p>
              </text:list-item>
              <text:list-item>
                <text:p text:style-name="P30"><text:span text:style-name="T4"><text:s text:c="10"/></text:span><text:span text:style-name="T4">call <text:s/>func</text:span></text:p>
              </text:list-item>
              <text:list-item>
                <text:p text:style-name="P30"><text:span text:style-name="T4"><text:s text:c="10"/></text:span><text:span text:style-name="T4">add <text:s text:c="2"/>rsp, 16</text:span></text:p>
              </text:list-item>
              <text:list-item>
                <text:p text:style-name="P30"><text:span text:style-name="T4"><text:s text:c="10"/></text:span><text:span text:style-name="T4">...</text:span></text:p>
              </text:list-item>
              <text:list-item>
                <text:p text:style-name="P30"><text:span text:style-name="T4"/></text:p>
              </text:list-item>
              <text:list-item>
                <text:p text:style-name="P1"><text:span text:style-name="T4"/></text:p>
              </text:list-item>
            </text:list>
          </draw:text-box>
        </draw:frame>
        <draw:custom-shape draw:style-name="gr40" draw:text-style-name="P32" draw:layer="layout" svg:width="2.6cm" svg:height="1cm" svg:x="15.8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2.6cm" svg:height="1cm" svg:x="18.4cm" svg:y="6.8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2.6cm" svg:height="1cm" svg:x="21cm" svg:y="6.8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17.3cm" svg:y="6cm">
          <text:p text:style-name="P19">RSP+80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14.7cm" svg:y="6cm">
          <text:p text:style-name="P19">RSP+72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9cm" svg:y="6cm">
          <text:p text:style-name="P19">RSP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8cm" svg:height="0.8cm" svg:x="0.2cm" svg:y="4.601cm">
          <text:p text:style-name="P19">RSP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10.4cm" svg:y1="6.8cm" svg:x2="10.4cm" svg:y2="5cm">
          <text:p/>
        </draw:line>
        <draw:line draw:style-name="gr26" draw:text-style-name="P22" draw:layer="layout" svg:x1="2cm" svg:y1="5cm" svg:x2="10.4cm" svg:y2="5cm">
          <text:p/>
        </draw:line>
        <draw:custom-shape draw:style-name="gr27" draw:text-style-name="P23" draw:layer="layout" svg:width="1cm" svg:height="1cm" svg:x="0.8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2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2.5cm" svg:height="1cm" svg:x="23.6cm" svg:y="6.801cm">
          <text:p text:style-name="P19">?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2.6cm" svg:height="1cm" svg:x="7.6cm" svg:y="6.8cm">
          <text:p text:style-name="P19">?</text:p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1.6cm" svg:height="0.8cm" svg:x="0.4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2" draw:layer="layout" svg:width="5.6cm" svg:height="1cm" svg:x="10.2cm" svg:y="6.8cm">
          <text:p text:style-name="P19"><text:span text:style-name="T19">Локальные переменные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2.6cm" svg:height="1cm" svg:x="5cm" svg:y="6.8cm">
          <text:p text:style-name="P19">?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2.6cm" svg:height="1cm" svg:x="2.4cm" svg:y="6.8cm">
          <text:p text:style-name="P19">?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20cm" svg:y="6cm">
          <text:p text:style-name="P19">RSP+88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оглашения вызова функций</text:p>
          </draw:text-box>
        </draw:frame>
        <draw:frame presentation:style-name="pr5" draw:text-style-name="P3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9">Набор соглашений между вызывающей и вызываемой функциями о том:</text:span></text:p>
              </text:list-item>
            </text:list>
            <text:list text:style-name="L1">
              <text:list-item>
                <text:p><text:span text:style-name="T9">Как передавать аргументы?</text:span></text:p>
                <text:list>
                  <text:list-item>
                    <text:p><text:span text:style-name="T9">В регистрах или в стеке? Если в регистрах, то в каких? Если в стеке, то в каком порядке?</text:span></text:p>
                  </text:list-item>
                  <text:list-item>
                    <text:p><text:span text:style-name="T9">Если в стеке, то вызывающая или вызываемая функция будет чистить стек?</text:span></text:p>
                  </text:list-item>
                </text:list>
              </text:list-item>
              <text:list-item>
                <text:p><text:span text:style-name="T9">В каких регистрах возвращать результат?</text:span></text:p>
              </text:list-item>
              <text:list-item>
                <text:p><text:span text:style-name="T9">Значения каких регистров, должны остаться неизменными после вызова функции?</text:span></text:p>
              </text:list-item>
              <text:list-item>
                <text:p><text:span text:style-name="T9">Другие особенности</text:span></text:p>
                <text:list>
                  <text:list-item>
                    <text:p><text:span text:style-name="T9">Наличие red zone'ы (Itanium ABI)</text:span></text:p>
                  </text:list-item>
                  <text:list-item>
                    <text:p><text:span text:style-name="T9">Резервируются ли слоты в стеке, для аргументов передаваемых в регистрах (аля MSVC 64-bit)</text:span></text:p>
                  </text:list-item>
                  <text:list-item>
                    <text:p><text:span text:style-name="T9">Как передаются структур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оглашения вызова функций</text:p>
          </draw:text-box>
        </draw:frame>
        <draw:frame draw:style-name="standard" draw:layer="layout" svg:width="24.918cm" svg:height="11.57cm" svg:x="1.4cm" svg:y="5.0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Регистры для параметров</text:p>
              </table:table-cell>
              <table:table-cell>
                <text:p>Порядок параметров в стеке</text:p>
              </table:table-cell>
              <table:table-cell>
                <text:p>Чистка стека</text:p>
              </table:table-cell>
            </table:table-row>
            <table:table-row table:style-name="ro1" table:default-cell-style-name="gray2">
              <table:table-cell>
                <text:p>Linux 32-bit</text:p>
              </table:table-cell>
              <table:table-cell>
                <text:p text:style-name="P35"><text:span text:style-name="T20">—</text:span></text:p>
              </table:table-cell>
              <table:table-cell table:style-name="ce1">
                <text:p text:style-name="P35"><text:span text:style-name="T20">←</text:span></text:p>
              </table:table-cell>
              <table:table-cell>
                <text:p>Вызывающая</text:p>
              </table:table-cell>
            </table:table-row>
            <table:table-row table:style-name="ro1" table:default-cell-style-name="gray1">
              <table:table-cell>
                <text:p>Linux 64-bit</text:p>
              </table:table-cell>
              <table:table-cell>
                <text:p>rdi, rsi, rdx, rcx, r8, r9</text:p>
              </table:table-cell>
              <table:table-cell table:style-name="ce1">
                <text:p text:style-name="P35"><text:span text:style-name="T20">←</text:span></text:p>
              </table:table-cell>
              <table:table-cell>
                <text:p>Вызывающая</text:p>
              </table:table-cell>
            </table:table-row>
            <table:table-row table:style-name="ro1" table:default-cell-style-name="gray2">
              <table:table-cell>
                <text:p>Windows 32-bit<text:line-break/>__cdecl</text:p>
              </table:table-cell>
              <table:table-cell>
                <text:p text:style-name="P35"><text:span text:style-name="T20">—</text:span></text:p>
              </table:table-cell>
              <table:table-cell table:style-name="ce1">
                <text:p text:style-name="P35"><text:span text:style-name="T20">←</text:span></text:p>
              </table:table-cell>
              <table:table-cell>
                <text:p>Вызывающая</text:p>
              </table:table-cell>
            </table:table-row>
            <table:table-row table:style-name="ro1" table:default-cell-style-name="gray1">
              <table:table-cell>
                <text:p>Windows 32-bit<text:line-break/>__stdcall</text:p>
              </table:table-cell>
              <table:table-cell>
                <text:p text:style-name="P35"><text:span text:style-name="T20">—</text:span></text:p>
              </table:table-cell>
              <table:table-cell table:style-name="ce1">
                <text:p text:style-name="P35"><text:span text:style-name="T20">←</text:span></text:p>
              </table:table-cell>
              <table:table-cell>
                <text:p>Вызываемая</text:p>
              </table:table-cell>
            </table:table-row>
            <table:table-row table:style-name="ro1" table:default-cell-style-name="gray2">
              <table:table-cell>
                <text:p>Windows 32-bit<text:line-break/>__thiscall</text:p>
              </table:table-cell>
              <table:table-cell>
                <text:p>ecx</text:p>
              </table:table-cell>
              <table:table-cell table:style-name="ce1">
                <text:p text:style-name="P35"><text:span text:style-name="T20">←</text:span></text:p>
              </table:table-cell>
              <table:table-cell>
                <text:p>Вызываемая</text:p>
              </table:table-cell>
            </table:table-row>
            <table:table-row table:style-name="ro1" table:default-cell-style-name="gray1">
              <table:table-cell>
                <text:p>Windows 32-bit<text:line-break/>__fastcall</text:p>
              </table:table-cell>
              <table:table-cell>
                <text:p>ecx, edx</text:p>
              </table:table-cell>
              <table:table-cell table:style-name="ce1">
                <text:p text:style-name="P35"><text:span text:style-name="T20">←</text:span></text:p>
              </table:table-cell>
              <table:table-cell>
                <text:p>Вызываемая</text:p>
              </table:table-cell>
            </table:table-row>
            <table:table-row table:style-name="ro1" table:default-cell-style-name="gray2">
              <table:table-cell>
                <text:p>Windows 64-bit</text:p>
              </table:table-cell>
              <table:table-cell>
                <text:p>rcx, rdx, r8, r9</text:p>
              </table:table-cell>
              <table:table-cell table:style-name="ce1">
                <text:p text:style-name="P35"><text:span text:style-name="T20">←</text:span></text:p>
              </table:table-cell>
              <table:table-cell>
                <text:p>Вызывающая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Variadic функции</text:p>
          </draw:text-box>
        </draw:frame>
        <draw:frame presentation:style-name="pr5" draw:text-style-name="P1" draw:layer="layout" svg:width="25.5cm" svg:height="9.3cm" svg:x="1cm" svg:y="9.2cm" presentation:class="outline" presentation:user-transformed="true">
          <draw:text-box>
            <text:list text:style-name="L3">
              <text:list-item>
                <text:p><text:span text:style-name="T4">printf("hello %d %d %d", 1, 2, 3);</text:span></text:p>
              </text:list-item>
              <text:list-item>
                <text:p><text:span text:style-name="T6"/></text:p>
              </text:list-item>
              <text:list-item>
                <text:p><text:span text:style-name="T6">push 3</text:span><text:span text:style-name="T6"><text:line-break/></text:span><text:span text:style-name="T6">push 2</text:span><text:span text:style-name="T6"><text:line-break/></text:span><text:span text:style-name="T6">push 1</text:span><text:span text:style-name="T6"><text:line-break/></text:span><text:span text:style-name="T6">push str</text:span><text:span text:style-name="T6"><text:line-break/></text:span><text:span text:style-name="T4">call printf</text:span></text:p>
              </text:list-item>
              <text:list-item>
                <text:p text:style-name="P17"><text:span text:style-name="T4">add rsp, 32</text:span></text:p>
              </text:list-item>
              <text:list-item>
                <text:p><text:span text:style-name="T4"/></text:p>
              </text:list-item>
            </text:list>
          </draw:text-box>
        </draw:frame>
        <draw:custom-shape draw:style-name="gr40" draw:text-style-name="P32" draw:layer="layout" svg:width="2.6cm" svg:height="1cm" svg:x="10.6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2.6cm" svg:height="1cm" svg:x="18.4cm" svg:y="6.8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2.6cm" svg:height="1cm" svg:x="21cm" svg:y="6.8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17.3cm" svg:y="6cm">
          <text:p text:style-name="P19">RSP+24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14.7cm" svg:y="6cm">
          <text:p text:style-name="P19">RSP+16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9.2cm" svg:y="6cm">
          <text:p text:style-name="P19">RSP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8cm" svg:height="0.8cm" svg:x="0.2cm" svg:y="4.601cm">
          <text:p text:style-name="P19">RSP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10.6cm" svg:y1="6.8cm" svg:x2="10.6cm" svg:y2="5cm">
          <text:p/>
        </draw:line>
        <draw:line draw:style-name="gr26" draw:text-style-name="P22" draw:layer="layout" svg:x1="2cm" svg:y1="5cm" svg:x2="10.6cm" svg:y2="5cm">
          <text:p/>
        </draw:line>
        <draw:custom-shape draw:style-name="gr27" draw:text-style-name="P23" draw:layer="layout" svg:width="1cm" svg:height="1cm" svg:x="1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2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2.5cm" svg:height="1cm" svg:x="23.6cm" svg:y="6.801cm">
          <text:p text:style-name="P19">?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2.6cm" svg:height="1cm" svg:x="15.8cm" svg:y="6.8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2.6cm" svg:height="1cm" svg:x="5.4cm" svg:y="6.8cm">
          <text:p text:style-name="P19">?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2.6cm" svg:height="1cm" svg:x="2.8cm" svg:y="6.8cm">
          <text:p text:style-name="P19">?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20cm" svg:y="6cm">
          <text:p text:style-name="P19">RSP+32</text:p>
          <draw:enhanced-geometry svg:viewBox="0 0 21600 21600" draw:type="rectangle" draw:enhanced-path="M 0 0 L 21600 0 21600 21600 0 21600 0 0 Z N"/>
        </draw:custom-shape>
        <draw:custom-shape draw:style-name="gr40" draw:text-style-name="P37" draw:layer="layout" svg:width="2.6cm" svg:height="1cm" svg:x="13.2cm" svg:y="6.8cm">
          <text:p text:style-name="P36"><text:span text:style-name="T21">str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2.6cm" svg:height="1cm" svg:x="8cm" svg:y="6.8cm">
          <text:p text:style-name="P19">?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2cm" svg:height="0.8cm" svg:x="12.2cm" svg:y="6cm">
          <text:p text:style-name="P19">RSP+8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тековый фрейм</text:p>
          </draw:text-box>
        </draw:frame>
        <draw:frame presentation:style-name="pr5" draw:text-style-name="P18" draw:layer="layout" svg:width="25.5cm" svg:height="13cm" svg:x="1cm" svg:y="5.5cm" presentation:class="outline">
          <draw:text-box>
            <text:list text:style-name="L3">
              <text:list-item>
                <text:p><text:span text:style-name="T4">f: <text:s text:c="5"/></text:span><text:span text:style-name="T22">push <text:s text:c="2"/>rbp</text:span></text:p>
              </text:list-item>
              <text:list-item>
                <text:p><text:span text:style-name="T4"><text:s text:c="8"/></text:span><text:span text:style-name="T22">mov <text:s text:c="3"/>rbp, rsp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8"/></text:span><text:span text:style-name="T4">...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8"/></text:span><text:span text:style-name="T22">pop <text:s text:c="3"/>rbp</text:span></text:p>
              </text:list-item>
              <text:list-item>
                <text:p><text:span text:style-name="T4"><text:s text:c="8"/></text:span><text:span text:style-name="T4">r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тековый фрейм</text:p>
          </draw:text-box>
        </draw:frame>
        <draw:frame presentation:style-name="pr5" draw:text-style-name="P18" draw:layer="layout" svg:width="25.5cm" svg:height="13cm" svg:x="1cm" svg:y="5.5cm" presentation:class="outline">
          <draw:text-box>
            <text:list text:style-name="L3">
              <text:list-item>
                <text:p><text:span text:style-name="T4">f: <text:s text:c="5"/></text:span><text:span text:style-name="T22">push <text:s text:c="2"/>rbp</text:span></text:p>
              </text:list-item>
              <text:list-item>
                <text:p><text:span text:style-name="T4"><text:s text:c="8"/></text:span><text:span text:style-name="T22">mov <text:s text:c="3"/>rbp, rsp</text:span></text:p>
              </text:list-item>
              <text:list-item>
                <text:p><text:span text:style-name="T22"><text:s text:c="8"/></text:span><text:span text:style-name="T15">sub <text:s text:c="3"/>rsp, 96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8"/></text:span><text:span text:style-name="T4">...</text:span></text:p>
              </text:list-item>
              <text:list-item>
                <text:p><text:span text:style-name="T4"/></text:p>
              </text:list-item>
              <text:list-item>
                <text:p text:style-name="P17"><text:span text:style-name="T15"><text:s text:c="8"/></text:span><text:span text:style-name="T15">add <text:s text:c="3"/>rsp, 96</text:span></text:p>
              </text:list-item>
              <text:list-item>
                <text:p><text:span text:style-name="T4"><text:s text:c="8"/></text:span><text:span text:style-name="T22">pop <text:s text:c="3"/>rbp</text:span></text:p>
              </text:list-item>
              <text:list-item>
                <text:p><text:span text:style-name="T4"><text:s text:c="8"/></text:span><text:span text:style-name="T4">r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тековый фрейм</text:p>
          </draw:text-box>
        </draw:frame>
        <draw:custom-shape draw:style-name="gr45" draw:text-style-name="P32" draw:layer="layout" svg:width="1.8cm" svg:height="1.6cm" svg:x="22.4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2.6cm" svg:height="1.6cm" svg:x="24.2cm" svg:y="6.8cm">
          <text:p text:style-name="P38"><text:span text:style-name="T23">Параметры</text:span></text:p>
          <text:p text:style-name="P38"><text:span text:style-name="T23">f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8cm" svg:y="6.901cm">
          <text:p text:style-name="P19">…</text:p>
          <draw:enhanced-geometry svg:viewBox="0 0 21600 21600" draw:type="rectangle" draw:enhanced-path="M 0 0 L 21600 0 21600 21600 0 21600 0 0 Z N"/>
        </draw:custom-shape>
        <draw:frame presentation:style-name="pr5" draw:text-style-name="P18" draw:layer="layout" svg:width="25.5cm" svg:height="9.3cm" svg:x="1cm" svg:y="9.2cm" presentation:class="outline" presentation:user-transformed="true">
          <draw:text-box>
            <text:list text:style-name="L3">
              <text:list-item>
                <text:p><text:span text:style-name="T4">f: <text:s text:c="5"/></text:span><text:span text:style-name="T22">push <text:s text:c="2"/>rbp</text:span></text:p>
              </text:list-item>
              <text:list-item>
                <text:p><text:span text:style-name="T4"><text:s text:c="8"/></text:span><text:span text:style-name="T22">mov <text:s text:c="3"/>rbp, rsp</text:span></text:p>
              </text:list-item>
              <text:list-item>
                <text:p><text:span text:style-name="T22"><text:s text:c="8"/></text:span><text:span text:style-name="T15">sub <text:s text:c="3"/>rsp, 96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8"/></text:span><text:span text:style-name="T4">...</text:span></text:p>
              </text:list-item>
              <text:list-item>
                <text:p><text:span text:style-name="T4"/></text:p>
              </text:list-item>
              <text:list-item>
                <text:p text:style-name="P17"><text:span text:style-name="T15"><text:s text:c="8"/></text:span><text:span text:style-name="T15">add <text:s text:c="3"/>rsp, 96</text:span></text:p>
              </text:list-item>
              <text:list-item>
                <text:p><text:span text:style-name="T4"><text:s text:c="8"/></text:span><text:span text:style-name="T22">pop <text:s text:c="3"/>rbp</text:span></text:p>
              </text:list-item>
              <text:list-item>
                <text:p><text:span text:style-name="T4"><text:s text:c="8"/></text:span><text:span text:style-name="T4">ret</text:span></text:p>
              </text:list-item>
            </text:list>
          </draw:text-box>
        </draw:frame>
        <draw:custom-shape draw:style-name="gr39" draw:text-style-name="P35" draw:layer="layout" svg:width="1.6cm" svg:height="0.8cm" svg:x="2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тековый фрейм</text:p>
          </draw:text-box>
        </draw:frame>
        <draw:custom-shape draw:style-name="gr45" draw:text-style-name="P32" draw:layer="layout" svg:width="1.8cm" svg:height="1.6cm" svg:x="22.4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2.6cm" svg:height="1.6cm" svg:x="24.2cm" svg:y="6.8cm">
          <text:p text:style-name="P38"><text:span text:style-name="T23">Параметры</text:span></text:p>
          <text:p text:style-name="P38"><text:span text:style-name="T23">f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8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8cm" svg:height="1.6cm" svg:x="20.6cm" svg:y="6.8cm">
          <text:p text:style-name="P19"><text:span text:style-name="T19">Старое</text:span><text:span text:style-name="T19"><text:line-break/></text:span><text:span text:style-name="T19">rbp</text:span></text:p>
          <draw:enhanced-geometry svg:viewBox="0 0 21600 21600" draw:type="rectangle" draw:enhanced-path="M 0 0 L 21600 0 21600 21600 0 21600 0 0 Z N"/>
        </draw:custom-shape>
        <draw:frame presentation:style-name="pr5" draw:text-style-name="P18" draw:layer="layout" svg:width="25.5cm" svg:height="9.3cm" svg:x="1cm" svg:y="9.2cm" presentation:class="outline" presentation:user-transformed="true">
          <draw:text-box>
            <text:list text:style-name="L3">
              <text:list-item>
                <text:p><text:span text:style-name="T4">f: <text:s text:c="5"/></text:span><text:span text:style-name="T22">push <text:s text:c="2"/>rbp</text:span></text:p>
              </text:list-item>
              <text:list-item>
                <text:p><text:span text:style-name="T4"><text:s text:c="8"/></text:span><text:span text:style-name="T22">mov <text:s text:c="3"/>rbp, rsp</text:span></text:p>
              </text:list-item>
              <text:list-item>
                <text:p><text:span text:style-name="T22"><text:s text:c="8"/></text:span><text:span text:style-name="T15">sub <text:s text:c="3"/>rsp, 96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8"/></text:span><text:span text:style-name="T4">...</text:span></text:p>
              </text:list-item>
              <text:list-item>
                <text:p><text:span text:style-name="T4"/></text:p>
              </text:list-item>
              <text:list-item>
                <text:p text:style-name="P17"><text:span text:style-name="T15"><text:s text:c="8"/></text:span><text:span text:style-name="T15">add <text:s text:c="3"/>rsp, 96</text:span></text:p>
              </text:list-item>
              <text:list-item>
                <text:p><text:span text:style-name="T4"><text:s text:c="8"/></text:span><text:span text:style-name="T22">pop <text:s text:c="3"/>rbp</text:span></text:p>
              </text:list-item>
              <text:list-item>
                <text:p><text:span text:style-name="T4"><text:s text:c="8"/></text:span><text:span text:style-name="T4">ret</text:span></text:p>
              </text:list-item>
            </text:list>
          </draw:text-box>
        </draw:frame>
        <draw:custom-shape draw:style-name="gr39" draw:text-style-name="P35" draw:layer="layout" svg:width="1.6cm" svg:height="0.8cm" svg:x="2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тековый фрейм</text:p>
          </draw:text-box>
        </draw:frame>
        <draw:custom-shape draw:style-name="gr45" draw:text-style-name="P32" draw:layer="layout" svg:width="1.8cm" svg:height="1.6cm" svg:x="22.4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2.6cm" svg:height="1.6cm" svg:x="24.2cm" svg:y="6.8cm">
          <text:p text:style-name="P38"><text:span text:style-name="T23">Параметры</text:span></text:p>
          <text:p text:style-name="P38"><text:span text:style-name="T23">f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8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8cm" svg:height="1.6cm" svg:x="20.6cm" svg:y="6.8cm">
          <text:p text:style-name="P19"><text:span text:style-name="T19">Старое</text:span><text:span text:style-name="T19"><text:line-break/></text:span><text:span text:style-name="T19">rbp</text:span></text:p>
          <draw:enhanced-geometry svg:viewBox="0 0 21600 21600" draw:type="rectangle" draw:enhanced-path="M 0 0 L 21600 0 21600 21600 0 21600 0 0 Z N"/>
        </draw:custom-shape>
        <draw:frame presentation:style-name="pr5" draw:text-style-name="P18" draw:layer="layout" svg:width="25.5cm" svg:height="9.3cm" svg:x="1cm" svg:y="9.2cm" presentation:class="outline" presentation:user-transformed="true">
          <draw:text-box>
            <text:list text:style-name="L3">
              <text:list-item>
                <text:p><text:span text:style-name="T4">f: <text:s text:c="5"/></text:span><text:span text:style-name="T22">push <text:s text:c="2"/>rbp</text:span></text:p>
              </text:list-item>
              <text:list-item>
                <text:p><text:span text:style-name="T4"><text:s text:c="8"/></text:span><text:span text:style-name="T22">mov <text:s text:c="3"/>rbp, rsp</text:span></text:p>
              </text:list-item>
              <text:list-item>
                <text:p><text:span text:style-name="T22"><text:s text:c="8"/></text:span><text:span text:style-name="T15">sub <text:s text:c="3"/>rsp, 96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8"/></text:span><text:span text:style-name="T4">...</text:span></text:p>
              </text:list-item>
              <text:list-item>
                <text:p><text:span text:style-name="T4"/></text:p>
              </text:list-item>
              <text:list-item>
                <text:p text:style-name="P17"><text:span text:style-name="T15"><text:s text:c="8"/></text:span><text:span text:style-name="T15">add <text:s text:c="3"/>rsp, 96</text:span></text:p>
              </text:list-item>
              <text:list-item>
                <text:p><text:span text:style-name="T4"><text:s text:c="8"/></text:span><text:span text:style-name="T22">pop <text:s text:c="3"/>rbp</text:span></text:p>
              </text:list-item>
              <text:list-item>
                <text:p><text:span text:style-name="T4"><text:s text:c="8"/></text:span><text:span text:style-name="T4">ret</text:span></text:p>
              </text:list-item>
            </text:list>
          </draw:text-box>
        </draw:frame>
        <draw:custom-shape draw:style-name="gr39" draw:text-style-name="P35" draw:layer="layout" svg:width="1.6cm" svg:height="0.8cm" svg:x="2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1" draw:layer="layout" svg:width="1.8cm" svg:height="0.8cm" svg:x="10.4cm" svg:y="4.601cm">
          <text:p text:style-name="P19">RBP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20.8cm" svg:y1="6.8cm" svg:x2="20.8cm" svg:y2="5cm">
          <text:p/>
        </draw:line>
        <draw:line draw:style-name="gr26" draw:text-style-name="P22" draw:layer="layout" svg:x1="12.2cm" svg:y1="5cm" svg:x2="20.8cm" svg:y2="5cm">
          <text:p/>
        </draw:lin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тековый фрейм</text:p>
          </draw:text-box>
        </draw:frame>
        <draw:custom-shape draw:style-name="gr45" draw:text-style-name="P32" draw:layer="layout" svg:width="1.8cm" svg:height="1.6cm" svg:x="22.4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2.6cm" svg:height="1.6cm" svg:x="24.2cm" svg:y="6.8cm">
          <text:p text:style-name="P38"><text:span text:style-name="T23">Параметры</text:span></text:p>
          <text:p text:style-name="P38"><text:span text:style-name="T23">f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8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8cm" svg:height="1.6cm" svg:x="20.6cm" svg:y="6.8cm">
          <text:p text:style-name="P19"><text:span text:style-name="T19">Старое</text:span><text:span text:style-name="T19"><text:line-break/></text:span><text:span text:style-name="T19">rbp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2.6cm" svg:height="1.6cm" svg:x="18cm" svg:y="6.8cm">
          <text:p text:style-name="P38"><text:span text:style-name="T23">Локальные</text:span><text:span text:style-name="T23"><text:line-break/></text:span><text:span text:style-name="T23">переменные</text:span></text:p>
          <text:p text:style-name="P38"><text:span text:style-name="T23">f</text:span>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8cm" svg:height="0.8cm" svg:x="10.464cm" svg:y="4.602cm">
          <text:p text:style-name="P19">RBP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20.864cm" svg:y1="6.801cm" svg:x2="20.864cm" svg:y2="5.001cm">
          <text:p/>
        </draw:line>
        <draw:line draw:style-name="gr26" draw:text-style-name="P22" draw:layer="layout" svg:x1="12.264cm" svg:y1="5.001cm" svg:x2="20.864cm" svg:y2="5.001cm">
          <text:p/>
        </draw:line>
        <draw:frame presentation:style-name="pr5" draw:text-style-name="P18" draw:layer="layout" svg:width="25.5cm" svg:height="9.3cm" svg:x="1cm" svg:y="9.2cm" presentation:class="outline" presentation:user-transformed="true">
          <draw:text-box>
            <text:list text:style-name="L3">
              <text:list-item>
                <text:p><text:span text:style-name="T4">f: <text:s text:c="5"/></text:span><text:span text:style-name="T22">push <text:s text:c="2"/>rbp</text:span></text:p>
              </text:list-item>
              <text:list-item>
                <text:p><text:span text:style-name="T4"><text:s text:c="8"/></text:span><text:span text:style-name="T22">mov <text:s text:c="3"/>rbp, rsp</text:span></text:p>
              </text:list-item>
              <text:list-item>
                <text:p><text:span text:style-name="T22"><text:s text:c="8"/></text:span><text:span text:style-name="T15">sub <text:s text:c="3"/>rsp, 96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8"/></text:span><text:span text:style-name="T4">...</text:span></text:p>
              </text:list-item>
              <text:list-item>
                <text:p><text:span text:style-name="T4"/></text:p>
              </text:list-item>
              <text:list-item>
                <text:p text:style-name="P17"><text:span text:style-name="T15"><text:s text:c="8"/></text:span><text:span text:style-name="T15">add <text:s text:c="3"/>rsp, 96</text:span></text:p>
              </text:list-item>
              <text:list-item>
                <text:p><text:span text:style-name="T4"><text:s text:c="8"/></text:span><text:span text:style-name="T22">pop <text:s text:c="3"/>rbp</text:span></text:p>
              </text:list-item>
              <text:list-item>
                <text:p><text:span text:style-name="T4"><text:s text:c="8"/></text:span><text:span text:style-name="T4">ret</text:span></text:p>
              </text:list-item>
            </text:list>
          </draw:text-box>
        </draw:frame>
        <draw:custom-shape draw:style-name="gr39" draw:text-style-name="P35" draw:layer="layout" svg:width="1.6cm" svg:height="0.8cm" svg:x="2.2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тековый фрейм</text:p>
          </draw:text-box>
        </draw:frame>
        <draw:custom-shape draw:style-name="gr45" draw:text-style-name="P32" draw:layer="layout" svg:width="1.8cm" svg:height="1.6cm" svg:x="22.4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2.6cm" svg:height="1.6cm" svg:x="24.2cm" svg:y="6.8cm">
          <text:p text:style-name="P38"><text:span text:style-name="T23">Параметры</text:span></text:p>
          <text:p text:style-name="P38"><text:span text:style-name="T23">f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8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8cm" svg:height="1.6cm" svg:x="20.6cm" svg:y="6.8cm">
          <text:p text:style-name="P19"><text:span text:style-name="T19">Старое</text:span><text:span text:style-name="T19"><text:line-break/></text:span><text:span text:style-name="T19">rbp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2.6cm" svg:height="1.6cm" svg:x="18cm" svg:y="6.8cm">
          <text:p text:style-name="P38"><text:span text:style-name="T23">Локальные</text:span><text:span text:style-name="T23"><text:line-break/></text:span><text:span text:style-name="T23">переменные</text:span></text:p>
          <text:p text:style-name="P38"><text:span text:style-name="T23">f</text:span>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8cm" svg:height="0.8cm" svg:x="10.464cm" svg:y="4.602cm">
          <text:p text:style-name="P19">RBP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20.864cm" svg:y1="6.801cm" svg:x2="20.864cm" svg:y2="5.001cm">
          <text:p/>
        </draw:line>
        <draw:line draw:style-name="gr26" draw:text-style-name="P22" draw:layer="layout" svg:x1="12.264cm" svg:y1="5.001cm" svg:x2="20.864cm" svg:y2="5.001cm">
          <text:p/>
        </draw:line>
        <draw:frame presentation:style-name="pr5" draw:text-style-name="P18" draw:layer="layout" svg:width="25.5cm" svg:height="9.3cm" svg:x="1cm" svg:y="9.2cm" presentation:class="outline" presentation:user-transformed="true">
          <draw:text-box>
            <text:list text:style-name="L3">
              <text:list-item>
                <text:p><text:span text:style-name="T4">f: <text:s text:c="5"/></text:span><text:span text:style-name="T22">push <text:s text:c="2"/>rbp</text:span></text:p>
              </text:list-item>
              <text:list-item>
                <text:p><text:span text:style-name="T4"><text:s text:c="8"/></text:span><text:span text:style-name="T22">mov <text:s text:c="3"/>rbp, rsp</text:span></text:p>
              </text:list-item>
              <text:list-item>
                <text:p><text:span text:style-name="T22"><text:s text:c="8"/></text:span><text:span text:style-name="T15">sub <text:s text:c="3"/>rsp, 96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8"/></text:span><text:span text:style-name="T4">; [rbp — X] – локальные переменные</text:span><text:span text:style-name="T4"><text:line-break/></text:span><text:span text:style-name="T4"> <text:s text:c="7"/>; [rbp + X] – параметры</text:span></text:p>
              </text:list-item>
              <text:list-item>
                <text:p><text:span text:style-name="T4"/></text:p>
              </text:list-item>
              <text:list-item>
                <text:p text:style-name="P17"><text:span text:style-name="T15"><text:s text:c="8"/></text:span><text:span text:style-name="T15">add <text:s text:c="3"/>rsp, 96</text:span></text:p>
              </text:list-item>
              <text:list-item>
                <text:p><text:span text:style-name="T4"><text:s text:c="8"/></text:span><text:span text:style-name="T22">pop <text:s text:c="3"/>rbp</text:span></text:p>
              </text:list-item>
              <text:list-item>
                <text:p><text:span text:style-name="T4"><text:s text:c="8"/></text:span><text:span text:style-name="T4">ret</text:span></text:p>
              </text:list-item>
            </text:list>
          </draw:text-box>
        </draw:frame>
        <draw:custom-shape draw:style-name="gr39" draw:text-style-name="P35" draw:layer="layout" svg:width="1.6cm" svg:height="0.8cm" svg:x="2.2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тековый фрейм</text:p>
          </draw:text-box>
        </draw:frame>
        <draw:custom-shape draw:style-name="gr45" draw:text-style-name="P32" draw:layer="layout" svg:width="1.8cm" svg:height="1.6cm" svg:x="22.4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2.6cm" svg:height="1.6cm" svg:x="24.2cm" svg:y="6.8cm">
          <text:p text:style-name="P38"><text:span text:style-name="T23">Параметры</text:span></text:p>
          <text:p text:style-name="P38"><text:span text:style-name="T23">f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8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8cm" svg:height="1.6cm" svg:x="20.6cm" svg:y="6.8cm">
          <text:p text:style-name="P19"><text:span text:style-name="T19">Старое</text:span><text:span text:style-name="T19"><text:line-break/></text:span><text:span text:style-name="T19">rbp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2.6cm" svg:height="1.6cm" svg:x="18cm" svg:y="6.8cm">
          <text:p text:style-name="P38"><text:span text:style-name="T23">Локальные</text:span><text:span text:style-name="T23"><text:line-break/></text:span><text:span text:style-name="T23">переменные</text:span></text:p>
          <text:p text:style-name="P38"><text:span text:style-name="T23">f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8cm" svg:height="1.6cm" svg:x="13.6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6cm" svg:height="1.6cm" svg:x="15.4cm" svg:y="6.8cm">
          <text:p text:style-name="P38"><text:span text:style-name="T23">Параметры</text:span></text:p>
          <text:p text:style-name="P38"><text:span text:style-name="T23">g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8cm" svg:height="1.6cm" svg:x="11.8cm" svg:y="6.8cm">
          <text:p text:style-name="P19"><text:span text:style-name="T19">Старое</text:span><text:span text:style-name="T19"><text:line-break/></text:span><text:span text:style-name="T19">rbp</text:span>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6cm" svg:height="1.6cm" svg:x="9.2cm" svg:y="6.8cm">
          <text:p text:style-name="P38"><text:span text:style-name="T23">Локальные</text:span><text:span text:style-name="T23"><text:line-break/></text:span><text:span text:style-name="T23">переменные</text:span></text:p>
          <text:p text:style-name="P38"><text:span text:style-name="T23">g</text:span>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8cm" svg:height="0.8cm" svg:x="1.6cm" svg:y="4.603cm">
          <text:p text:style-name="P19">RBP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12cm" svg:y1="6.802cm" svg:x2="12cm" svg:y2="5.002cm">
          <text:p/>
        </draw:line>
        <draw:line draw:style-name="gr26" draw:text-style-name="P22" draw:layer="layout" svg:x1="3.4cm" svg:y1="5.002cm" svg:x2="12cm" svg:y2="5.002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тековый фрейм</text:p>
          </draw:text-box>
        </draw:frame>
        <draw:custom-shape draw:style-name="gr45" draw:text-style-name="P32" draw:layer="layout" svg:width="1.8cm" svg:height="1.6cm" svg:x="22.4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2.6cm" svg:height="1.6cm" svg:x="24.2cm" svg:y="6.8cm">
          <text:p text:style-name="P38"><text:span text:style-name="T23">Параметры</text:span></text:p>
          <text:p text:style-name="P38"><text:span text:style-name="T23">f</text:span></text:p>
          <draw:enhanced-geometry svg:viewBox="0 0 21600 21600" draw:type="rectangle" draw:enhanced-path="M 0 0 L 21600 0 21600 21600 0 21600 0 0 Z N"/>
        </draw:custom-shape>
        <draw:custom-shape draw:style-name="gr48" draw:text-style-name="P40" draw:layer="layout" svg:width="1cm" svg:height="1cm" svg:x="1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8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8cm" svg:height="1.6cm" svg:x="20.6cm" svg:y="6.8cm">
          <text:p text:style-name="P19"><text:span text:style-name="T19">Старое</text:span><text:span text:style-name="T19"><text:line-break/></text:span><text:span text:style-name="T19">rbp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2.6cm" svg:height="1.6cm" svg:x="18cm" svg:y="6.8cm">
          <text:p text:style-name="P38"><text:span text:style-name="T23">Локальные</text:span><text:span text:style-name="T23"><text:line-break/></text:span><text:span text:style-name="T23">переменные</text:span></text:p>
          <text:p text:style-name="P38"><text:span text:style-name="T23">f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8cm" svg:height="1.6cm" svg:x="13.6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6cm" svg:height="1.6cm" svg:x="15.4cm" svg:y="6.8cm">
          <text:p text:style-name="P38"><text:span text:style-name="T23">Параметры</text:span></text:p>
          <text:p text:style-name="P38"><text:span text:style-name="T23">g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8cm" svg:height="1.6cm" svg:x="11.8cm" svg:y="6.8cm">
          <text:p text:style-name="P19"><text:span text:style-name="T19">Старое</text:span><text:span text:style-name="T19"><text:line-break/></text:span><text:span text:style-name="T19">rbp</text:span>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6cm" svg:height="1.6cm" svg:x="9.2cm" svg:y="6.8cm">
          <text:p text:style-name="P38"><text:span text:style-name="T23">Локальные</text:span><text:span text:style-name="T23"><text:line-break/></text:span><text:span text:style-name="T23">переменные</text:span></text:p>
          <text:p text:style-name="P38"><text:span text:style-name="T23">g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1.8cm" svg:height="1.6cm" svg:x="4.8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50" draw:text-style-name="P41" draw:layer="layout" svg:width="2.6cm" svg:height="1.6cm" svg:x="6.6cm" svg:y="6.8cm">
          <text:p text:style-name="P38"><text:span text:style-name="T23">Параметры</text:span></text:p>
          <text:p text:style-name="P38"><text:span text:style-name="T23">h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1.8cm" svg:height="1.6cm" svg:x="3cm" svg:y="6.8cm">
          <text:p text:style-name="P19"><text:span text:style-name="T19">Старое</text:span><text:span text:style-name="T19"><text:line-break/></text:span><text:span text:style-name="T19">rbp</text:span></text:p>
          <draw:enhanced-geometry svg:viewBox="0 0 21600 21600" draw:type="rectangle" draw:enhanced-path="M 0 0 L 21600 0 21600 21600 0 21600 0 0 Z N"/>
        </draw:custom-shape>
        <draw:custom-shape draw:style-name="gr50" draw:text-style-name="P41" draw:layer="layout" svg:width="2.6cm" svg:height="1.6cm" svg:x="0.4cm" svg:y="6.8cm">
          <text:p text:style-name="P38"><text:span text:style-name="T23">Локальные</text:span><text:span text:style-name="T23"><text:line-break/></text:span><text:span text:style-name="T23">переменные</text:span></text:p>
          <text:p text:style-name="P38"><text:span text:style-name="T23">h</text:span>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8cm" svg:height="0.8cm" svg:x="12cm" svg:y="4.6cm">
          <text:p text:style-name="P19">RBP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3.464cm" svg:y1="6.8cm" svg:x2="3.464cm" svg:y2="5.003cm">
          <text:p/>
        </draw:line>
        <draw:line draw:style-name="gr26" draw:text-style-name="P22" draw:layer="layout" svg:x1="3.464cm" svg:y1="5.003cm" svg:x2="12.064cm" svg:y2="5.003cm">
          <text:p/>
        </draw:lin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тековый фрейм</text:p>
          </draw:text-box>
        </draw:frame>
        <draw:custom-shape draw:style-name="gr45" draw:text-style-name="P32" draw:layer="layout" svg:width="1.8cm" svg:height="1.6cm" svg:x="22.4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2.6cm" svg:height="1.6cm" svg:x="24.2cm" svg:y="6.8cm">
          <text:p text:style-name="P38"><text:span text:style-name="T23">Параметры</text:span></text:p>
          <text:p text:style-name="P38"><text:span text:style-name="T23">f</text:span></text:p>
          <draw:enhanced-geometry svg:viewBox="0 0 21600 21600" draw:type="rectangle" draw:enhanced-path="M 0 0 L 21600 0 21600 21600 0 21600 0 0 Z N"/>
        </draw:custom-shape>
        <draw:custom-shape draw:style-name="gr51" draw:text-style-name="P42" draw:layer="layout" svg:width="1cm" svg:height="1cm" svg:x="1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8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8cm" svg:height="1.6cm" svg:x="20.6cm" svg:y="6.8cm">
          <text:p text:style-name="P19"><text:span text:style-name="T19">Старое</text:span><text:span text:style-name="T19"><text:line-break/></text:span><text:span text:style-name="T19">rbp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2.6cm" svg:height="1.6cm" svg:x="18cm" svg:y="6.8cm">
          <text:p text:style-name="P38"><text:span text:style-name="T23">Локальные</text:span><text:span text:style-name="T23"><text:line-break/></text:span><text:span text:style-name="T23">переменные</text:span></text:p>
          <text:p text:style-name="P38"><text:span text:style-name="T23">f</text:span></text:p>
          <draw:enhanced-geometry svg:viewBox="0 0 21600 21600" draw:type="rectangle" draw:enhanced-path="M 0 0 L 21600 0 21600 21600 0 21600 0 0 Z N"/>
        </draw:custom-shape>
        <draw:custom-shape draw:style-name="gr52" draw:text-style-name="P43" draw:layer="layout" svg:width="1.8cm" svg:height="1.6cm" svg:x="13.6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53" draw:text-style-name="P44" draw:layer="layout" svg:width="2.6cm" svg:height="1.6cm" svg:x="15.4cm" svg:y="6.8cm">
          <text:p text:style-name="P38"><text:span text:style-name="T23">Параметры</text:span></text:p>
          <text:p text:style-name="P38"><text:span text:style-name="T23">g</text:span></text:p>
          <draw:enhanced-geometry svg:viewBox="0 0 21600 21600" draw:type="rectangle" draw:enhanced-path="M 0 0 L 21600 0 21600 21600 0 21600 0 0 Z N"/>
        </draw:custom-shape>
        <draw:custom-shape draw:style-name="gr52" draw:text-style-name="P43" draw:layer="layout" svg:width="1.8cm" svg:height="1.6cm" svg:x="11.8cm" svg:y="6.8cm">
          <text:p text:style-name="P19"><text:span text:style-name="T19">Старое</text:span><text:span text:style-name="T19"><text:line-break/></text:span><text:span text:style-name="T19">rbp</text:span></text:p>
          <draw:enhanced-geometry svg:viewBox="0 0 21600 21600" draw:type="rectangle" draw:enhanced-path="M 0 0 L 21600 0 21600 21600 0 21600 0 0 Z N"/>
        </draw:custom-shape>
        <draw:custom-shape draw:style-name="gr53" draw:text-style-name="P44" draw:layer="layout" svg:width="2.6cm" svg:height="1.6cm" svg:x="9.2cm" svg:y="6.8cm">
          <text:p text:style-name="P38"><text:span text:style-name="T23">Локальные</text:span><text:span text:style-name="T23"><text:line-break/></text:span><text:span text:style-name="T23">переменные</text:span></text:p>
          <text:p text:style-name="P38"><text:span text:style-name="T23">g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1.8cm" svg:height="1.6cm" svg:x="4.8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55" draw:text-style-name="P45" draw:layer="layout" svg:width="2.6cm" svg:height="1.6cm" svg:x="6.6cm" svg:y="6.8cm">
          <text:p text:style-name="P38"><text:span text:style-name="T23">Параметры</text:span></text:p>
          <text:p text:style-name="P38"><text:span text:style-name="T23">h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1.8cm" svg:height="1.6cm" svg:x="3cm" svg:y="6.8cm">
          <text:p text:style-name="P19"><text:span text:style-name="T19">Старое</text:span><text:span text:style-name="T19"><text:line-break/></text:span><text:span text:style-name="T19">rbp</text:span></text:p>
          <draw:enhanced-geometry svg:viewBox="0 0 21600 21600" draw:type="rectangle" draw:enhanced-path="M 0 0 L 21600 0 21600 21600 0 21600 0 0 Z N"/>
        </draw:custom-shape>
        <draw:custom-shape draw:style-name="gr55" draw:text-style-name="P45" draw:layer="layout" svg:width="2.6cm" svg:height="1.6cm" svg:x="0.4cm" svg:y="6.8cm">
          <text:p text:style-name="P38"><text:span text:style-name="T23">Локальные</text:span><text:span text:style-name="T23"><text:line-break/></text:span><text:span text:style-name="T23">переменные</text:span></text:p>
          <text:p text:style-name="P38"><text:span text:style-name="T23">h</text:span>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8cm" svg:height="0.8cm" svg:x="11.937cm" svg:y="4.6cm">
          <text:p text:style-name="P19">RBP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3.401cm" svg:y1="6.8cm" svg:x2="3.401cm" svg:y2="5.003cm">
          <text:p/>
        </draw:line>
        <draw:line draw:style-name="gr26" draw:text-style-name="P22" draw:layer="layout" svg:x1="3.401cm" svg:y1="5.003cm" svg:x2="12.001cm" svg:y2="5.003cm">
          <text:p/>
        </draw:lin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тековый фрейм</text:p>
          </draw:text-box>
        </draw:frame>
        <draw:custom-shape draw:style-name="gr45" draw:text-style-name="P32" draw:layer="layout" svg:width="1.8cm" svg:height="1.6cm" svg:x="22.4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2.6cm" svg:height="1.6cm" svg:x="24.2cm" svg:y="6.8cm">
          <text:p text:style-name="P38"><text:span text:style-name="T23">Параметры</text:span></text:p>
          <text:p text:style-name="P38"><text:span text:style-name="T23">f</text:span></text:p>
          <draw:enhanced-geometry svg:viewBox="0 0 21600 21600" draw:type="rectangle" draw:enhanced-path="M 0 0 L 21600 0 21600 21600 0 21600 0 0 Z N"/>
        </draw:custom-shape>
        <draw:custom-shape draw:style-name="gr51" draw:text-style-name="P42" draw:layer="layout" svg:width="1cm" svg:height="1cm" svg:x="1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cm" svg:height="1cm" svg:x="26.8cm" svg:y="6.901cm">
          <text:p text:style-name="P19">…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8cm" svg:height="1.6cm" svg:x="20.6cm" svg:y="6.8cm">
          <text:p text:style-name="P19"><text:span text:style-name="T19">Старое</text:span><text:span text:style-name="T19"><text:line-break/></text:span><text:span text:style-name="T19">rbp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2.6cm" svg:height="1.6cm" svg:x="18cm" svg:y="6.8cm">
          <text:p text:style-name="P38"><text:span text:style-name="T23">Локальные</text:span><text:span text:style-name="T23"><text:line-break/></text:span><text:span text:style-name="T23">переменные</text:span></text:p>
          <text:p text:style-name="P38"><text:span text:style-name="T23">f</text:span></text:p>
          <draw:enhanced-geometry svg:viewBox="0 0 21600 21600" draw:type="rectangle" draw:enhanced-path="M 0 0 L 21600 0 21600 21600 0 21600 0 0 Z N"/>
        </draw:custom-shape>
        <draw:custom-shape draw:style-name="gr52" draw:text-style-name="P43" draw:layer="layout" svg:width="1.8cm" svg:height="1.6cm" svg:x="13.6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53" draw:text-style-name="P44" draw:layer="layout" svg:width="2.6cm" svg:height="1.6cm" svg:x="15.4cm" svg:y="6.8cm">
          <text:p text:style-name="P38"><text:span text:style-name="T23">Параметры</text:span></text:p>
          <text:p text:style-name="P38"><text:span text:style-name="T23">g</text:span></text:p>
          <draw:enhanced-geometry svg:viewBox="0 0 21600 21600" draw:type="rectangle" draw:enhanced-path="M 0 0 L 21600 0 21600 21600 0 21600 0 0 Z N"/>
        </draw:custom-shape>
        <draw:custom-shape draw:style-name="gr52" draw:text-style-name="P43" draw:layer="layout" svg:width="1.8cm" svg:height="1.6cm" svg:x="11.8cm" svg:y="6.8cm">
          <text:p text:style-name="P19"><text:span text:style-name="T19">Старое</text:span><text:span text:style-name="T19"><text:line-break/></text:span><text:span text:style-name="T19">rbp</text:span></text:p>
          <draw:enhanced-geometry svg:viewBox="0 0 21600 21600" draw:type="rectangle" draw:enhanced-path="M 0 0 L 21600 0 21600 21600 0 21600 0 0 Z N"/>
        </draw:custom-shape>
        <draw:custom-shape draw:style-name="gr53" draw:text-style-name="P44" draw:layer="layout" svg:width="2.6cm" svg:height="1.6cm" svg:x="9.2cm" svg:y="6.8cm">
          <text:p text:style-name="P38"><text:span text:style-name="T23">Локальные</text:span><text:span text:style-name="T23"><text:line-break/></text:span><text:span text:style-name="T23">переменные</text:span></text:p>
          <text:p text:style-name="P38"><text:span text:style-name="T23">g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1.8cm" svg:height="1.6cm" svg:x="4.8cm" svg:y="6.8cm">
          <text:p text:style-name="P19"><text:span text:style-name="T19">Адрес</text:span></text:p>
          <text:p text:style-name="P19"><text:span text:style-name="T19">возврата</text:span></text:p>
          <draw:enhanced-geometry svg:viewBox="0 0 21600 21600" draw:type="rectangle" draw:enhanced-path="M 0 0 L 21600 0 21600 21600 0 21600 0 0 Z N"/>
        </draw:custom-shape>
        <draw:custom-shape draw:style-name="gr55" draw:text-style-name="P45" draw:layer="layout" svg:width="2.6cm" svg:height="1.6cm" svg:x="6.6cm" svg:y="6.8cm">
          <text:p text:style-name="P38"><text:span text:style-name="T23">Параметры</text:span></text:p>
          <text:p text:style-name="P38"><text:span text:style-name="T23">h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1.8cm" svg:height="1.6cm" svg:x="3cm" svg:y="6.8cm">
          <text:p text:style-name="P19"><text:span text:style-name="T19">Старое</text:span><text:span text:style-name="T19"><text:line-break/></text:span><text:span text:style-name="T19">rbp</text:span></text:p>
          <draw:enhanced-geometry svg:viewBox="0 0 21600 21600" draw:type="rectangle" draw:enhanced-path="M 0 0 L 21600 0 21600 21600 0 21600 0 0 Z N"/>
        </draw:custom-shape>
        <draw:custom-shape draw:style-name="gr55" draw:text-style-name="P45" draw:layer="layout" svg:width="2.6cm" svg:height="1.6cm" svg:x="0.4cm" svg:y="6.8cm">
          <text:p text:style-name="P38"><text:span text:style-name="T23">Локальные</text:span><text:span text:style-name="T23"><text:line-break/></text:span><text:span text:style-name="T23">переменные</text:span></text:p>
          <text:p text:style-name="P38"><text:span text:style-name="T23">h</text:span></text:p>
          <draw:enhanced-geometry svg:viewBox="0 0 21600 21600" draw:type="rectangle" draw:enhanced-path="M 0 0 L 21600 0 21600 21600 0 21600 0 0 Z N"/>
        </draw:custom-shape>
        <draw:line draw:style-name="gr56" draw:text-style-name="P22" draw:layer="layout" svg:x1="4cm" svg:y1="6.8cm" svg:x2="4cm" svg:y2="5.4cm">
          <text:p/>
        </draw:line>
        <draw:line draw:style-name="gr56" draw:text-style-name="P22" draw:layer="layout" svg:x1="4cm" svg:y1="5.4cm" svg:x2="12cm" svg:y2="5.4cm">
          <text:p/>
        </draw:line>
        <draw:line draw:style-name="gr25" draw:text-style-name="P22" draw:layer="layout" svg:x1="12cm" svg:y1="6.8cm" svg:x2="12cm" svg:y2="5.4cm">
          <text:p/>
        </draw:line>
        <draw:line draw:style-name="gr56" draw:text-style-name="P22" draw:layer="layout" svg:x1="12.8cm" svg:y1="6.8cm" svg:x2="12.8cm" svg:y2="5.4cm">
          <text:p/>
        </draw:line>
        <draw:line draw:style-name="gr56" draw:text-style-name="P22" draw:layer="layout" svg:x1="12.8cm" svg:y1="5.4cm" svg:x2="20.8cm" svg:y2="5.4cm">
          <text:p/>
        </draw:line>
        <draw:line draw:style-name="gr25" draw:text-style-name="P22" draw:layer="layout" svg:x1="20.8cm" svg:y1="6.8cm" svg:x2="20.8cm" svg:y2="5.4cm">
          <text:p/>
        </draw:line>
        <draw:custom-shape draw:style-name="gr37" draw:text-style-name="P21" draw:layer="layout" svg:width="1.8cm" svg:height="0.8cm" svg:x="11.937cm" svg:y="4.2cm">
          <text:p text:style-name="P19">RBP</text:p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3.401cm" svg:y1="6.8cm" svg:x2="3.4cm" svg:y2="4.6cm">
          <text:p/>
        </draw:line>
        <draw:line draw:style-name="gr26" draw:text-style-name="P22" draw:layer="layout" svg:x1="3.4cm" svg:y1="4.6cm" svg:x2="12cm" svg:y2="4.6cm">
          <text:p/>
        </draw:lin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тековый фрейм</text:p>
          </draw:text-box>
        </draw:frame>
        <draw:frame presentation:style-name="pr5" draw:text-style-name="P31" draw:layer="layout" svg:width="25.5cm" svg:height="13cm" svg:x="1cm" svg:y="5.5cm" presentation:class="outline">
          <draw:text-box>
            <text:list text:style-name="L1">
              <text:list-item>
                <text:p><text:span text:style-name="T9">Могут использоваться отладчиками/профиляторами как средство раскрутки стека.</text:span></text:p>
              </text:list-item>
              <text:list-item>
                <text:p text:style-name="P17"><text:span text:style-name="T5">В GCC генерация стековых фреймов управляется опцией</text:span></text:p>
                <text:list>
                  <text:list-item>
                    <text:p><text:span text:style-name="T24">-f[no-]omit-frame-pointer</text:span></text:p>
                  </text:list-item>
                </text:list>
              </text:list-item>
              <text:list-item>
                <text:p><text:span text:style-name="T9">Создание стековых фреймов отключено по умолчанию в GCC в 64-битном режиме.</text:span></text:p>
                <text:list>
                  <text:list-item>
                    <text:p><text:span text:style-name="T9">Экономит один регистр</text:span></text:p>
                  </text:list-item>
                  <text:list-item>
                    <text:p><text:span text:style-name="T9">Стек всё равно можно раскрутить имея отладочную информацию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тековый фрейм</text:p>
          </draw:text-box>
        </draw:frame>
        <draw:frame presentation:style-name="pr5" draw:text-style-name="P46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5">Некоторые инструменты (</text:span><text:span text:style-name="T26">perf</text:span><text:span text:style-name="T25">) требуют специального ключика, который говорит, как раскручивать стек.</text:span></text:p>
                <text:list>
                  <text:list-item>
                    <text:p><text:span text:style-name="T26">--call-graph dwarf</text:span></text:p>
                  </text:list-item>
                  <text:list-item>
                    <text:p><text:span text:style-name="T26">--call-graph fp</text:span></text:p>
                  </text:list-item>
                </text:list>
              </text:list-item>
              <text:list-item>
                <text:p><text:span text:style-name="T27">Наши программы на ассемблере, не будут создавать стековые фреймы и не будут иметь соответствующей отладочной информации </text:span><text:span text:style-name="T28">—</text:span><text:span text:style-name="T29"> обычные отладчики для них не смогут показать стек вызовов.</text:span></text:p>
                <text:p><text:span text:style-name="T2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標準" style:font-family-generic="modern" style:font-pitch="fixed"/>
    <style:font-face style:name="DejaVu Sans Mono1" svg:font-family="'DejaVu Sans Mono'" style:font-adornments="標準" style:font-family-generic="modern" style:font-pitch="variable"/>
    <style:font-face style:name="DejaVu Sans Mono2" svg:font-family="'DejaVu Sans Mono'" style:font-family-generic="modern" style:font-pitch="fixed"/>
    <style:font-face style:name="DejaVu Sans Mono3" svg:font-family="'DejaVu Sans Mono'" style:font-adornments="Semibold" style:font-family-generic="modern" style:font-pitch="variable"/>
    <style:font-face style:name="DejaVu Sans Mono4" svg:font-family="'DejaVu Sans Mono'" style:font-adornments="Semibold" style:font-family-generic="modern" style:font-pitch="fixed"/>
    <style:font-face style:name="DejaVu Sans Mono5" svg:font-family="'DejaVu Sans Mono'" style:font-adornments="細字" style:font-family-generic="modern" style:font-pitch="fixed"/>
    <style:font-face style:name="DejaVu Sans Mono6" svg:font-family="'DejaVu Sans Mono'" style:font-adornments="細字" style:font-family-generic="modern" style:font-pitch="variable"/>
    <style:font-face style:name="DejaVu Sans Mono7" svg:font-family="'DejaVu Sans Mono'" style:font-family-generic="swiss" style:font-pitch="fixed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adornments="標準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adornments="標準" style:font-family-generic="swiss"/>
    <style:font-face style:name="Liberation Sans3" svg:font-family="'Liberation Sans'" style:font-family-generic="roman" style:font-pitch="variable"/>
    <style:font-face style:name="Liberation Sans4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Source Sans Pro" svg:font-family="'Source Sans Pro'" style:font-family-generic="swiss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Source Sans Pro Light1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modern" style:font-pitch="variable"/>
    <style:font-face style:name="Source Sans Pro Light3" svg:font-family="'Source Sans Pro Light'" style:font-family-generic="swiss" style:font-pitch="fixed"/>
    <style:font-face style:name="Source Sans Pro Light4" svg:font-family="'Source Sans Pro Light'" style:font-family-generic="swiss" style:font-pitch="variable"/>
    <style:font-face style:name="Source Sans Pro Light5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family-generic="modern" style:font-pitch="variable"/>
    <style:font-face style:name="Source Sans Pro1" svg:font-family="'Source Sans Pro'" style:font-adornments="Semibold" style:font-family-generic="swiss"/>
    <style:font-face style:name="Source Sans Pro2" svg:font-family="'Source Sans Pro'" style:font-adornments="Semibold" style:font-family-generic="swiss" style:font-pitch="variable"/>
    <style:font-face style:name="Source Sans Pro3" svg:font-family="'Source Sans Pro'" style:font-family-generic="roman" style:font-pitch="variable"/>
    <style:font-face style:name="Source Sans Pro4" svg:font-family="'Source Sans Pro'" style:font-adornments="標準" style:font-family-generic="swiss" style:font-pitch="variable"/>
    <style:font-face style:name="Source Sans Pro5" svg:font-family="'Source Sans Pro'" style:font-family-generic="swiss" style:font-pitch="variable"/>
    <style:font-face style:name="Source Sans Pro6" svg:font-family="'Source Sans Pro'" style:font-adornments="細字" style:font-family-generic="swiss" style:font-pitch="variable"/>
    <style:font-face style:name="Source Sans Pro7" svg:font-family="'Source Sans Pro'" style:font-adornments="標準" style:font-family-generic="modern" style:font-pitch="variable"/>
    <style:font-face style:name="Unifont" svg:font-family="Unifont" style:font-family-generic="system" style:font-pitch="variable"/>
    <style:font-face style:name="Unifont1" svg:font-family="Unifont" style:font-pitch="variable"/>
    <style:font-face style:name="Unifont2" svg:font-family="Unifont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3" fo:font-size="24pt" fo:language="ru" fo:country="RU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4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4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4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5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5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4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5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5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4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5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5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6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7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8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20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21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22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номер&gt;</text:page-number></text:span></text:p>
          </draw:text-box>
        </draw:frame>
      </presentation:notes>
    </style:master-page>
    <style:master-page style:name="alizarin" style:page-layout-name="PM1" draw:style-name="Mdp1">
      <office:forms form:automatic-focus="false" form:apply-design-mode="false"/>
      <draw:custom-shape presentation:style-name="Mpr1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9" draw:text-style-name="MP19" draw:layer="backgroundobjects" svg:width="6.5cm" svg:height="1.5cm" svg:x="21cm" svg:y="19cm" presentation:class="date-time">
        <draw:text-box>
          <text:p text:style-name="MP18"><text:span text:style-name="MT3"><presentation:date-time/></text:span></text:p>
        </draw:text-box>
      </draw:frame>
      <draw:frame presentation:style-name="Mpr20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21" draw:text-style-name="MP13" draw:layer="backgroundobjects" svg:width="1.5cm" svg:height="1.5cm" svg:x="0.5cm" svg:y="19cm" presentation:class="page-number">
        <draw:text-box>
          <text:p text:style-name="MP11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5T23:28:59.178132878</meta:creation-date>
    <meta:editing-duration>P1DT23H1M5S</meta:editing-duration>
    <meta:editing-cycles>15</meta:editing-cycles>
    <meta:generator>LibreOffice/7.3.2.2$Windows_X86_64 LibreOffice_project/49f2b1bff42cfccbd8f788c8dc32c1c309559be0</meta:generator>
    <dc:title>Alizarin</dc:title>
    <dc:date>2023-02-18T09:32:46.764000000</dc:date>
    <meta:document-statistic meta:object-count="674"/>
  </office:meta>
</office:document-meta>
</file>